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8DE000000AAE1484D2DBDF03D2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OpenSans" svg:font-family="OpenSans" style:font-family-generic="system" style:font-pitch="variable"/>
    <style:font-face style:name="OpenSans-Italic" svg:font-family="OpenSans-Ital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fo:language="fi" fo:country="FI"/>
    </style:style>
    <style:style style:name="P3" style:family="paragraph" style:parent-style-name="Standard" style:list-style-name=""/>
    <style:style style:name="P4" style:family="paragraph" style:parent-style-name="Standard">
      <style:text-properties fo:language="fi" fo:country="FI"/>
    </style:style>
    <style:style style:name="P5" style:family="paragraph" style:parent-style-name="Standard" style:list-style-name="">
      <style:text-properties fo:language="fi" fo:country="FI"/>
    </style:style>
    <style:style style:name="P6" style:family="paragraph" style:parent-style-name="Standard">
      <style:text-properties fo:language="fi" fo:country="FI" style:font-name-complex="OpenSans"/>
    </style:style>
    <style:style style:name="P7" style:family="paragraph" style:parent-style-name="Standard">
      <style:text-properties fo:language="fi" fo:country="FI" fo:font-weight="bold" style:font-weight-asian="bold"/>
    </style:style>
    <style:style style:name="P8" style:family="paragraph" style:parent-style-name="Standard">
      <style:text-properties fo:language="fi" fo:country="FI" style:font-name-complex="Arial"/>
    </style:style>
    <style:style style:name="P9" style:family="paragraph" style:parent-style-name="Standard">
      <style:text-properties fo:font-weight="bold" style:font-weight-asian="bold"/>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size="14pt" fo:language="fi" fo:country="FI" fo:font-weight="bold" style:font-size-asian="14pt" style:font-weight-asian="bold" style:font-size-complex="14pt"/>
    </style:style>
    <style:style style:name="P12" style:family="paragraph" style:parent-style-name="Standard" style:list-style-name="">
      <style:text-properties fo:font-size="14pt" fo:language="fi" fo:country="FI" fo:font-weight="bold" style:font-size-asian="14pt" style:font-weight-asian="bold" style:font-size-complex="14pt"/>
    </style:style>
    <style:style style:name="P13" style:family="paragraph" style:parent-style-name="Standard">
      <style:text-properties fo:font-size="14pt" fo:language="fi" fo:country="FI" fo:font-style="italic" fo:font-weight="bold" style:font-size-asian="14pt" style:font-style-asian="italic" style:font-weight-asian="bold" style:font-size-complex="14pt"/>
    </style:style>
    <style:style style:name="P14" style:family="paragraph" style:parent-style-name="Standard">
      <style:text-properties fo:font-size="14pt" fo:font-weight="bold" style:font-size-asian="14pt" style:font-weight-asian="bold" style:font-size-complex="14pt"/>
    </style:style>
    <style:style style:name="P15" style:family="paragraph" style:parent-style-name="Standard">
      <style:paragraph-properties fo:orphans="0" fo:widows="0">
        <style:tab-stops>
          <style:tab-stop style:position="0.388cm"/>
          <style:tab-stop style:position="1.27cm"/>
        </style:tab-stops>
      </style:paragraph-properties>
    </style:style>
    <style:style style:name="P16" style:family="paragraph" style:parent-style-name="Standard">
      <style:text-properties style:font-name-complex="OpenSans"/>
    </style:style>
    <style:style style:name="P17" style:family="paragraph" style:parent-style-name="Standard">
      <style:text-properties fo:language="nn" fo:country="NO"/>
    </style:style>
    <style:style style:name="P18" style:family="paragraph" style:parent-style-name="Standard">
      <style:text-properties fo:font-size="12pt" fo:language="fi" fo:country="FI" style:font-size-asian="12pt" style:font-size-complex="12pt"/>
    </style:style>
    <style:style style:name="P19" style:family="paragraph" style:parent-style-name="Standard">
      <style:text-properties style:font-name-complex="Arial"/>
    </style:style>
    <style:style style:name="P20" style:family="paragraph" style:parent-style-name="Standard">
      <style:text-properties fo:font-style="italic" style:font-style-asian="italic"/>
    </style:style>
    <style:style style:name="P21" style:family="paragraph" style:parent-style-name="Standard" style:list-style-name="">
      <style:paragraph-properties fo:margin-left="0cm" fo:margin-right="-0.499cm" fo:text-indent="0cm" style:auto-text-indent="false"/>
    </style:style>
    <style:style style:name="P22" style:family="paragraph" style:parent-style-name="Standard" style:list-style-name="" style:master-page-name="Standard">
      <style:paragraph-properties fo:margin-left="0cm" fo:margin-right="-0.499cm" fo:text-indent="0cm" style:auto-text-indent="false" style:page-number="auto"/>
    </style:style>
    <style:style style:name="T1" style:family="text">
      <style:text-properties fo:font-size="20pt" style:font-size-asian="20pt" style:font-size-complex="20pt"/>
    </style:style>
    <style:style style:name="T2" style:family="text">
      <style:text-properties style:font-name="Calibri" fo:font-size="14pt" fo:language="fi" fo:country="FI" fo:font-weight="bold" style:font-size-asian="14pt" style:font-weight-asian="bold" style:font-size-complex="14pt"/>
    </style:style>
    <style:style style:name="T3" style:family="text">
      <style:text-properties style:font-name="Calibri" fo:language="fi" fo:country="FI"/>
    </style:style>
    <style:style style:name="T4" style:family="text">
      <style:text-properties fo:language="fi" fo:country="FI"/>
    </style:style>
    <style:style style:name="T5" style:family="text">
      <style:text-properties fo:language="fi" fo:country="FI" fo:font-style="italic" style:font-style-asian="italic"/>
    </style:style>
    <style:style style:name="T6" style:family="text">
      <style:text-properties fo:language="fi" fo:country="FI" fo:font-weight="bold" style:font-weight-asian="bold"/>
    </style:style>
    <style:style style:name="T7" style:family="text">
      <style:text-properties fo:language="fi" fo:country="FI" fo:font-weight="bold" style:font-weight-asian="bold" style:font-name-complex="Arial"/>
    </style:style>
    <style:style style:name="T8" style:family="text">
      <style:text-properties fo:language="fi" fo:country="FI" style:font-name-complex="OpenSans"/>
    </style:style>
    <style:style style:name="T9" style:family="text">
      <style:text-properties fo:language="fi" fo:country="FI" style:font-name-complex="Arial"/>
    </style:style>
    <style:style style:name="T10" style:family="text">
      <style:text-properties fo:font-size="14pt" fo:font-weight="bold" style:font-size-asian="14pt" style:font-weight-asian="bold"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4pt" fo:language="fi" fo:country="FI" fo:font-weight="bold" style:font-size-asian="14pt" style:font-weight-asian="bold" style:font-size-complex="14pt"/>
    </style:style>
    <style:style style:name="T13" style:family="text">
      <style:text-properties fo:font-size="14pt" fo:font-style="italic" fo:font-weight="bold" style:font-size-asian="14pt" style:font-style-asian="italic" style:font-weight-asian="bold" style:font-size-complex="14pt"/>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style:font-weight-asian="bold" style:font-name-complex="Arial"/>
    </style:style>
    <style:style style:name="T17" style:family="text">
      <style:text-properties style:font-weight-complex="bold"/>
    </style:style>
    <style:style style:name="T18" style:family="text">
      <style:text-properties fo:font-style="italic" style:font-style-asian="italic"/>
    </style:style>
    <style:style style:name="T19" style:family="text">
      <style:text-properties fo:font-style="italic" style:font-style-asian="italic" style:font-name-complex="OpenSans-Italic" style:font-style-complex="italic"/>
    </style:style>
    <style:style style:name="T20" style:family="text">
      <style:text-properties style:font-name-complex="OpenSans"/>
    </style:style>
    <style:style style:name="T21" style:family="text">
      <style:text-properties fo:color="#000000" fo:language="fi" fo:country="FI" style:text-underline-style="none"/>
    </style:style>
    <style:style style:name="T22" style:family="text">
      <style:text-properties fo:color="#ff0000" fo:language="fi" fo:country="FI"/>
    </style:style>
    <style:style style:name="T23" style:family="text">
      <style:text-properties fo:color="#ff0000"/>
    </style:style>
    <style:style style:name="T24" style:family="text">
      <style:text-properties fo:language="nn" fo:country="NO"/>
    </style:style>
    <style:style style:name="T25" style:family="text">
      <style:text-properties style:font-name-complex="Arial"/>
    </style:style>
    <style:style style:name="T26" style:family="text">
      <style:text-properties fo:color="#365f9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text:span text:style-name="T1">FFK - Kvensk bibliotektjeneste, 2</text:span></text:h>
      <text:h text:style-name="P21" text:outline-level="1">Oversatt til kvensk: Kainun institutti - Kvensk institutt 28.08.2017 / Pirjo Paavalniemi<text:bookmark text:name="_GoBack"/></text:h>
      <text:p text:style-name="P1"/>
      <text:p text:style-name="P1"/>
      <text:p text:style-name="P1"/>
      <text:p text:style-name="P1"/>
      <text:h text:style-name="P3" text:outline-level="1"><text:span text:style-name="T2">Arkiivi maahansiirttyyjämonumentin ympäri ja Arvid Steenin kuvaraito monumentin pystyttämisestä</text:span></text:h>
      <text:p text:style-name="P2"/>
      <text:p text:style-name="Standard"><text:span text:style-name="T3">Maahansiirttyyjämonumenttii alethiin pystyttämhään Vesisaaressa jo syksylä 1970. Komitee jossa </text:span><text:span text:style-name="T4">Erling Arvola, Peder Grenness ja Bjarne Olsen olthiin myötä, aloitti prosjektin ette saađhaan finansieeringin oorninkhiin. Suomalainen kuvanveistääjä Ensio Seppänen Kemistä sai tehtääväksi alkkaat suunittelemhaan monumenttii. </text:span></text:p>
      <text:p text:style-name="P4"/>
      <text:p text:style-name="Standard"><text:span text:style-name="T4">Maikuussa 1974 päätti Norjalais-Suomalaisen Yhđistyksen styyri ette se toimii monumenttikomiteena toistaiseksi. Septemperikuussa samana vuona päätti komuunin työjoukko perustaat komiteen jossa oon myötä representantit Vesisaaren komuunista, Finmarkun fylkinkomuunista ja Norjalais-Suomalaisesta Yhđistyksestä, ja jossa maaherra oon oon komiteen johtaaja. Nämät ihmiset nimethiin: maaherra Anders Aune, Sverre Nilssen ja Arnold Dørum Vesisaaren komuunista, Arnt Isaksen ja Reidar Helgesen Finmarkun fylkinkomuunista, Hans Pedersen ja Einar Niemi Norjalais-Suomalaisesta Yhđistyksestä. Ko viimiseksi mainittu siirtyi Tromsshaan, tuli Eimi Vorrenista vararepresentantti. Bjarne Olsenista tuli Norjalais-Suomalaisen Yhđistyksen uusi johtaaja, ja hän oli myötä monumenttikomiteen möötiissä.</text:span></text:p>
      <text:p text:style-name="P4"/>
      <text:p text:style-name="Standard"><text:span text:style-name="T4">18. juunikuuta 1977 monumentin viimen paljastethiin ylhäälä Tollbugatala. Staatinjohtaajat presidentti Kekkonen, kuningas Olav ja kuningas Carl Gustaf olthiin myötä tässä korkkeearvoisessa tapattumassa, niin ko kans 200 viralista ja monta tuhatta epäviralista vierasta kolmesta pohjaisesta maasta. Samana päivänä paljastethiin kirkon likelä Kuninkhaankiven joka oon muisto kolmen maanjohtaajan käynistä, ja samala piđethiin kirkossa pohjaismaiset kirkonmenot.</text:span></text:p>
      <text:p text:style-name="P2"/>
      <text:p text:style-name="Standard"><text:span text:style-name="T4">Vuona 1977 päätti monumenttikomitee heittäät työn ja siirttäät omat arkiivit Finmarkunbiblioteekkhiin. Arkiivin oornathiin ja katalogiseerathiin Finmarkun fylkinbiblioteekissa marsikuussa 2011. Arkiivi oon 0,5 hyllymeetterii. Finmarkun fylkinbiblioteekin fotoarkiivissa oon kans kuvaraito monumentin pystyttämisen ja paljastamisen ympäri.</text:span></text:p>
      <text:p text:style-name="P4"/>
      <text:p text:style-name="P2"/>
      <text:h text:style-name="P3" text:outline-level="1"><text:span text:style-name="T11">Arkivet etter innvandrermonumentet og Arvid Sveens bildeserie om montering</text:span></text:h>
      <text:p text:style-name="Standard"/>
      <text:p text:style-name="Standard">Arbeidet med reising av innvandrermonumentet i Vadsø begynte allerede høsten 1970. En komité bestående av Erling Arvola, Peder Grenness og Bjarne Olsen startet prosjektet med å få finansiering i orden. Den finske billedhuggeren Ensio Seppänen fra Kemi fikk oppdraget med å lage utkast til monumentet. </text:p>
      <text:p text:style-name="Standard"><text:soft-page-break/></text:p>
      <text:p text:style-name="Standard">I mai 1974 besluttet styret i Norsk-finsk forening å fungere som monumentkomité inntil videre. I september samme år vedtok formannskapet å nedsette en komité bestående av representanter fra Vadsø kommune, Finnmark fylkeskommune og Norsk-finsk forening, med Fylkesmannen som formann. Følgende personer ble oppnevnt: fylkesmann Anders Aune, Sverre Nilssen og Arnold Dørum fra Vadsø kommune, Arnt Isaksen og Reidar Helgesen fra Finnmark fylkeskommune, Hans Pedersen og Einar Niemi fra Norsk-finsk forening. Da sistnevnte flyttet til Tromsø, gikk Eimi Vorren inn som vararepresentant. Bjarne Olsen overtok som formann i Norsk-finsk forening og deltok på monumentkomitéens møter.<text:span text:style-name="T15"> </text:span></text:p>
      <text:p text:style-name="P10"/>
      <text:p text:style-name="Standard"><text:span text:style-name="T17">18. juni 1977</text:span> ble monumentet endelig avduket øverst i Tollbugata. Statsoverhodene president Kekkonen, kong Olav og kong Carl Gustaf var til stede ved høytideligheten sammen med 200 offisielle og flere tusen uoffisielle gjester fra de tre nordiske land. Samme dag ble også Kongesteinen ved kirken avduket i forbindelse med en nordisk gudstjeneste, som et minne om de tre kongers besøk.</text:p>
      <text:p text:style-name="Standard"/>
      <text:p text:style-name="Standard">På sitt siste møte i 1977 vedtok monumentkomiteen å oppløse seg selv og overlate sine arkiver til Finmarksbiblioteket. Arkivet er ordnet og katalogisert i Finnmark fylkesbibliotek mars 2011. Arkivet utgjør 0,5 hyllemeter. Det finnes også en bildeserie om oppreising og avduking av monumentet i Finnmark fylkesbiblioteks fotoarkiv.</text:p>
      <text:p text:style-name="Standard"/>
      <text:p text:style-name="Standard"><text:span text:style-name="T3">---------------------------------------------------------------------------------------------</text:span></text:p>
      <text:p text:style-name="P2"/>
      <text:p text:style-name="P2"/>
      <text:h text:style-name="P3" text:outline-level="1"><text:span text:style-name="T12">Pykeijä vuosina 1940-1980. Muistoi ja muisteluksii suomalaisesta kylästä Jäämeren rannala</text:span></text:h>
      <text:p text:style-name="P4"/>
      <text:p text:style-name="Standard"><text:span text:style-name="T4">Tämän kirja jatkaa siitä mihin ensimäinen Alf Salangin kirja Pykeijän histoorian ympäri loppui. Kirjassa </text:span><text:span text:style-name="T5">Bugøynes-Pykeijä: finsk bygd ved Ishavet </text:span><text:span text:style-name="T4">(2010) kirjoittaa Salangi kylän histoorian 1800-luvun loppupuoliskolta kiini 1940-luvule saakka. Kirjailiija oon kasunu Pykeijässä, mutta assuu nyt Kirkkoniemessä. </text:span></text:p>
      <text:p text:style-name="P4"/>
      <text:p text:style-name="Standard"><text:span text:style-name="T4">Salangi muistelee epäformellisti ja kansale tutula tavala omasta kassuumisesta Pykeijässä. Hän muistelee jokapäivälisestä elämästä vanhaasseen aikhaan, niin ko kuinka uunit ja parafiinilamput toimithiin, mikkä tavat olthiin kraviaisissa, elläintenpiđossa ja kalanpyyđössä vuonossa ja paljon muuta. Samala ko nämät oon Alf Salangin ommii kokemuksii ja muisteluksii, näyttää kirja kans Pykeijän kehityksen ja kuinka väki sielä elätti ittensä. Kylän kulttuurielämä oon saanu kirjassa oman laajan kapittelin jossa muistelhaan muun myötä jalkapallolaakista ja korpsista. Yhđen toisen kapittelin teema oon koulu ja kristinusko. </text:span></text:p>
      <text:p text:style-name="P4"/>
      <text:p text:style-name="Standard"><text:span text:style-name="T4">Vælitalos Slipp og Båtbyggeri perustethiin vuona 1946 ja sielä pykäthiin usseita venheitä. Venheitten nimet ja omistaajat mainithaan kirjassa. Vuona 1978 vetotelakan mainithiin Dagbladet-aviisissa ko järjestethiin venetnäyttelyn Sjølystissä Oslossa.</text:span></text:p>
      <text:p text:style-name="P4"/>
      <text:p text:style-name="Standard"><text:span text:style-name="T4">Pykeijän tunnethaan suomenkielisennä kalastuskylänä. Salangi selvittää kuinka pykeijänsuomi oon norjan dialektiitten ja suomen sekoitus jota kalastaajat piđethiin. </text:span></text:p>
      <text:p text:style-name="P4"/>
      <text:p text:style-name="Standard"><text:span text:style-name="T4">Kirjailiija oon käyttäny ommii ja lainattui fotokuvvii, ja kuvatekstit muistelhaan missä kuvat oon otettu ja kekkä niissä oon. Monet sikkaristi ilahđuthaan ko nähđhään kuvissa tuttui kasvoi. </text:span></text:p>
      <text:p text:style-name="P4"><text:soft-page-break/></text:p>
      <text:p text:style-name="Standard"><text:span text:style-name="T4">Kirja oon sikkaristiki interesantti kaikile joila oon joku siđos Pykeijhään, Öystä-Finmarkkhuun tahi samanlaishiin rannikko- ja vuonokylhiin Pohjais-Norjassa. <text:s/></text:span></text:p>
      <text:p text:style-name="P4"/>
      <text:p text:style-name="Standard">192 s. ISBN 978-82-303-3436-2. 2016</text:p>
      <text:p text:style-name="Standard"/>
      <text:p text:style-name="Standard"/>
      <text:h text:style-name="P3" text:outline-level="1"><text:span text:style-name="T10">Bugøynes – Pykeijä 1940 til 1980. Minner og beretninger fra den finske bygda ved Ishavet</text:span></text:h>
      <text:p text:style-name="Standard"/>
      <text:p text:style-name="Standard">Denne boka fortsetter der den første boka om Bugøynes´ historie av Alf Salangi sluttet. I <text:span text:style-name="T18">Bugøynes-Pykeijä: finsk bygd ved Ishavet </text:span>(2010) tok Salangi for seg bygdas historie fra siste halvdel av 1800-tallet til 1940. Forfatteren er selv oppvokst i Bugøynes, men er nå bosatt i Kirkenes.</text:p>
      <text:p text:style-name="Standard"/>
      <text:p text:style-name="Standard">Salangi forteller på en uformell og folkelig måte om sin oppvekst i Bugøynes. Detaljer rundt hvordan folk levde, som nå ikke lenger inngår i dagliglivet, trekkes frem, for eksempel hvordan ovnene og parafinlampene fungerte, hvilke skikker de hadde i forbindelse med begravelser, husdyrhold, fiske i fjorden og mye mer. Samtidig som dette er personlige opplevelser og fortellinger for Alf Salangi, viser boken også utviklingen av Bugøynes og hvordan folket der livnærte seg over tid. Kulturlivet i bygda skildres i et eget omfattende kapittel om bl.a. fotballag og korps. Skole og kristendom er tema for et annet kapittel. </text:p>
      <text:p text:style-name="Standard"/>
      <text:p text:style-name="Standard">Det ble bygget flere båter på Vælitalos Slipp og Båtbyggeri, som startet opp i 1946. Både navn på båtene og eiere er oppført i boken. I 1978 ble slippen til og med omtalt i Dagbladet i forbindelse med en båtutstilling på Sjølyst i Oslo. </text:p>
      <text:p text:style-name="Standard"/>
      <text:p text:style-name="Standard">Bugøynes er kjent for å være et finskspråklig fiskevær. Salangi forklarer hvordan bugøynesfinsken er en blanding av norske dialekter og finsk, og at denne ble brukt av fiskerne. </text:p>
      <text:p text:style-name="Standard"/>
      <text:p text:style-name="Standard">Forfatteren har brukt både egne og innlånte fotografier, og de informative bildetekstene viser hvor bildene er tatt og hvem som er på bildene. Her vil mange kunne glede seg over å se kjente ansikter. </text:p>
      <text:p text:style-name="Standard"/>
      <text:p text:style-name="Standard">Boken vil være av interesse for alle med tilknytning til Bugøynes, Øst-Finnmark og liknende kyst- og fjordbygder i Nord-Norge. <text:s text:c="2"/></text:p>
      <text:p text:style-name="Standard"/>
      <text:p text:style-name="Standard"/>
      <text:p text:style-name="Standard"><text:soft-page-break/><text:span text:style-name="T4">192 s. ISBN 978-82-303-3436-2. 2016</text:span></text:p>
      <text:p text:style-name="P2"/>
      <text:p text:style-name="Standard"><text:span text:style-name="T3">---------------------------------------------------------------------------------------------</text:span></text:p>
      <text:p text:style-name="P2"/>
      <text:p text:style-name="P2"/>
      <text:h text:style-name="P12" text:outline-level="1"/>
      <text:h text:style-name="P12" text:outline-level="1"/>
      <text:h text:style-name="P3" text:outline-level="1"><text:span text:style-name="T12">Suomenkieliset lestaadiolaislaulut Varengissa</text:span></text:h>
      <text:p text:style-name="P4"/>
      <text:p text:style-name="Standard"><text:span text:style-name="T4">Reidar Bakke oon kovonu suomenkielissii lestaadiolaissii laului Varengista ja tehny niistä tämän kirjan joka oon vuođelta 1999. Kaikki laulut oon kirjoitettu niitten ääninauhoitten jälkhiin joita Inga Jakola Dørmænen Annijovesta ja Aurora Jakola Pykeijästä oon ottanheet ylös. Laulut oon noteerattu niin ko net oon laulettu, niin ette nuotti ja sanat vastathaan sitä tappaa kuinka laului tradisjunellisti esitethään Varengissa. </text:span></text:p>
      <text:p text:style-name="P4"/>
      <text:p text:style-name="Standard"><text:span text:style-name="T4">Bakke muistelee lyhykäisesti lestaadionismin histoorian ympäri, eli kuinka lestaadionismi alkoi Tornionlaksossa ja Pohjais-Ruottissa ja kuinka se hiljemin levis Suomessa ja Pohjais-Norjassa. Hän muistelee ette kummoinen rooli veisuila oli lestaadiolaisissa kokkouksissa ja kirkonmenoissa, ja kuinka näitä virsitradisjuuniita viethiin etheenkäsin esimerkiksi Öystä-Finmarkussa. </text:span></text:p>
      <text:p text:style-name="P4"/>
      <text:p text:style-name="Standard"><text:span text:style-name="T4">Usseimat näistä 55 virsitekstiistä oon uuđestikirjoitettu norjaksi, ja net oon vierekkäin suomenkielisten tekstiitten kans. Jos lauluin alkupörä oon tieđossa, niin sen mainithaan. Usseet näistä lauluista oon nouđettu kirjasta </text:span><text:span text:style-name="T5">Walituita wirsiä ja lauluja</text:span><text:span text:style-name="T4"> vuođelta 1948 ja saman kirjan toisesta versjuunista joka oon vuođelta 1961. Usseet niistä lauluista jokka oon norjankieliset ja uuđestikirjoitetut, oon nouđettu kirjoista </text:span><text:span text:style-name="T5">Åndelig sangbok</text:span><text:span text:style-name="T4"> (1950), </text:span><text:span text:style-name="T5">Åndelige sanger</text:span><text:span text:style-name="T4"> (1988) ja </text:span><text:span text:style-name="T5">Landstads reviderte salmebok</text:span><text:span text:style-name="T4"> (1937).</text:span></text:p>
      <text:p text:style-name="P4"/>
      <text:p text:style-name="Standard"><text:span text:style-name="T4">Kirjassa oon kans lauluin melodialinja ja besifrinki. Lestaadiolaissii laului laulethaan tradisjunellisti ilman komppausta, ja sen tähđen kirja passaaki parhaiten cappella-laulamisheen. </text:span></text:p>
      <text:p text:style-name="P4"/>
      <text:h text:style-name="P3" text:outline-level="1"><text:span text:style-name="T4">Tapir forlag oon antanu ulos kirjan vuona 1999. 109 laittaa.</text:span></text:h>
      <text:h text:style-name="P5" text:outline-level="1"/>
      <text:h text:style-name="P5" text:outline-level="1"/>
      <text:p text:style-name="Standard"><text:span text:style-name="T6">Kirjailiijan ympäri</text:span></text:p>
      <text:p text:style-name="Standard"><text:soft-page-break/><text:span text:style-name="T4">Reidar Bakke oon ensimäinen amanuensis NTNUssa Trondheimissa jossa hän oon opettannu musikinteoriita vuođesta 1986 alkkain. Vuossiin 1981-1986 aikana hän oli työssä Bergenin konservatooriossa. Hän tutkii pohjaissii laulutradisjuuniita. </text:span></text:p>
      <text:p text:style-name="P4"/>
      <text:p text:style-name="Standard"><text:span text:style-name="T14">Kirjat</text:span></text:p>
      <text:p text:style-name="P15"><text:span text:style-name="T19">Grieg og Sibelius - relasjoner mellom tonekunstnere.</text:span><text:span text:style-name="T20"> Tapir Akademisk Forlag. 2006.</text:span></text:p>
      <text:p text:style-name="P15"><text:span text:style-name="T19">Vårherres blomsterenger - religiøse sanger i Varanger.</text:span><text:span text:style-name="T20"> Tapir Akademisk Forlag. 2001. </text:span></text:p>
      <text:p text:style-name="P15"><text:span text:style-name="T19">Finske læstadianske sanger i Varanger.</text:span><text:span text:style-name="T20"> 1999. </text:span></text:p>
      <text:p text:style-name="Standard"><text:span text:style-name="T19">Finske sanger i Varanger.</text:span><text:span text:style-name="T20"> Tapir Akademisk Forlag. </text:span><text:span text:style-name="T8">1996.</text:span></text:p>
      <text:p text:style-name="P6"/>
      <text:p text:style-name="Standard"><text:span text:style-name="T8">Lisäksi hän oon publiseeranu usseita tutkimusartikkeliita.</text:span></text:p>
      <text:p text:style-name="P4"/>
      <text:p text:style-name="P7"/>
      <text:h text:style-name="P3" text:outline-level="1"><text:span text:style-name="T10">Finske læstadianske sanger i Varanger</text:span></text:h>
      <text:p text:style-name="Standard"/>
      <text:p text:style-name="Standard">Reidar Bakke har samlet et utvalg finske læstadianske sanger fra Varanger i denne boken fra 1999. Alle sangene er nedskrevet etter lydopptak av Inga Jakola Dørmænen fra Vestre Jakobselv og Aurora Jakola fra Bugøynes. Sangene er notert slik de ble sunget, slik at nedtegnelsene skal samsvare med måten de tradisjonelt blir fremført på i Varanger-området. </text:p>
      <text:p text:style-name="Standard"/>
      <text:p text:style-name="Standard">Innledningsvis gir Bakke en kort historisk oversikt over læstadianismens begynnelse i Tornedalen i Nord-Sverige og senere utbredelse i Finland og Nord-Norge. Han forklarer posisjonen salmesang fikk på læstadianske møter og gudstjenester, og hvordan disse salmetradisjonene ble videreført i bl.a. Øst-Finnmark.</text:p>
      <text:p text:style-name="Standard"/>
      <text:p text:style-name="Standard">De fleste av de 55 sangtekstene er gjendiktet til norsk, og vises side om side med den finske teksten. Dersom opphavet til sangene er kjent, er dette også ført opp. Flere av sangene er hentet fra <text:span text:style-name="T18">Walituita wirsiä ja lauluja</text:span> fra 1948 og en versjon av samme bok fra 1961. Mange av de norske gjendiktningene er hentet fra <text:span text:style-name="T18">Åndelig sangbok</text:span> (1950), <text:span text:style-name="T18">Åndelige sanger</text:span> (1988) og <text:span text:style-name="T18">Landstads reviderte salmebok</text:span> (1937).</text:p>
      <text:p text:style-name="Standard"/>
      <text:p text:style-name="Standard">Sangene er gjengitt med melodilinje og besifring. Siden læstadianske sanger tradisjonelt synges uten akkompagnement, kan en si at boka passer aller best for a cappella sang. </text:p>
      <text:p text:style-name="Standard"/>
      <text:h text:style-name="P3" text:outline-level="1"><text:soft-page-break/>Utgitt av Tapir forlag, 1999. 109 sider.</text:h>
      <text:p text:style-name="Standard"/>
      <text:p text:style-name="Standard"><text:line-break/><text:span text:style-name="T14">Om forfatteren</text:span></text:p>
      <text:p text:style-name="Standard">Reidar Bakke er førsteamanuensis ved NTNU i Trondheim og har undervist i musikkteori der siden 1986. Fra 1981-1986 var han ansatt ved konservatoriet i Bergen. Han forsker på nordiske sangtradisjoner. </text:p>
      <text:p text:style-name="Standard"/>
      <text:h text:style-name="P3" text:outline-level="1"><text:span text:style-name="T14">Bokutgivelser</text:span></text:h>
      <text:p text:style-name="P15"><text:span text:style-name="T19">Grieg og Sibelius - relasjoner mellom tonekunstnere.</text:span><text:span text:style-name="T20"> Tapir Akademisk Forlag. 2006.</text:span></text:p>
      <text:p text:style-name="P15"><text:span text:style-name="T19">Vårherres blomsterenger - religiøse sanger i Varanger.</text:span><text:span text:style-name="T20"> Tapir Akademisk Forlag. 2001. </text:span></text:p>
      <text:p text:style-name="P15"><text:span text:style-name="T19">Finske læstadianske sanger i Varanger.</text:span><text:span text:style-name="T20"> 1999. </text:span></text:p>
      <text:p text:style-name="Standard"><text:span text:style-name="T19">Finske sanger i Varanger.</text:span><text:span text:style-name="T20"> Tapir Akademisk Forlag. 1996.</text:span></text:p>
      <text:p text:style-name="P16"/>
      <text:h text:style-name="P3" text:outline-level="1"><text:span text:style-name="T20">Han har i tillegg publisert en rekke forskningsartikler.</text:span></text:h>
      <text:p text:style-name="Standard"/>
      <text:p text:style-name="Standard"><text:span text:style-name="T4">--------------------------------------------------------------------------------------</text:span></text:p>
      <text:p text:style-name="P4"/>
      <text:p text:style-name="P4"/>
      <text:p text:style-name="Standard"><text:span text:style-name="T12">Kainun kielen grammatikki</text:span></text:p>
      <text:p text:style-name="P4"/>
      <text:p text:style-name="Standard"><text:span text:style-name="T4">Tämä oon ensimäinen ja tähän asti ainua kväänin kielen grammatikki jonka oon annettu ulos, ja sen oon kirjoitettu kväänin kielelä. Kielentutkiija Eira Söderholm oon tehny tämän suuren työn. Vuona 2017 antoi Kieliraati hänele ja kirjailiija Agnes Eriksenile Kväänin kielipalkinon sen eđestä ko het oon eđistänheet kväänin kieltä ja kulttuurii. </text:span></text:p>
      <text:p text:style-name="P4"/>
      <text:p text:style-name="Standard"><text:span text:style-name="T5">Kainun kielen grammatikki </text:span><text:span text:style-name="T4">ei ole tyhä grammatikki. Söderholm muistelee kans kväänin kielen ja grammatikin ympäri histoorialisessa ja tieđolisessa kontekstissa. Sen tarvithaanki kaikkiin ensimäisessä kväänin kielen grammatikissa. Hän muistelee siitä kielipoliittisesta tilasta jonka aikana grammatikki syntyi, nimittäin Kväänin kielitingan ja Kväänin kieliraatin perustamisesta. Nämät oon kaksi tärkkeetä tappausta kväänin kielen standardiseeraamisessa, niin ko kans oon tämä grammatikki. </text:span></text:p>
      <text:p text:style-name="P4"><text:soft-page-break/></text:p>
      <text:p text:style-name="Standard"><text:span text:style-name="T4">Söderholm muistelee kans probleemiista kielen nimen ympärillä. Sitte hän muistelee ette kummoista oon tutkiit kväänin kielen struktuurii ko ei ole niin paljon materiaalii minkä pohjalta saattaa työtelä. Parhaimat materiaalit oon Johan Beronkan kirjoitukset vuosilta 1922 ja 1925, ja Anna-Riitta Lindgrenin tohtorigraadityö </text:span><text:span text:style-name="T5">Miten muodot muuttuvat. Ruijan murteiden verbintaivutus Raisin, Pyssyjoen ja Annijoen kveeniyhteisöissä</text:span><text:span text:style-name="T4"> vuođelta 1993. Paljon arkiivimateriaalii kuiten löyttyy, muun myötä 419 tiimaa ääninauhoi joissa oon kväänin dialektiita.</text:span></text:p>
      <text:p text:style-name="P4"/>
      <text:p text:style-name="Standard"><text:span text:style-name="T4">Söderholm kirjoittaa ette hän alkoi työtelemhään </text:span><text:span text:style-name="T5">Kainun kielen grammatikin </text:span><text:span text:style-name="T4">kans vuona 2006 ko hän alkoi opettamhaan kväänin kieltä Tromssan universiteetissa. Hän teki oman opetusmateriaalin jonka pohjana oli Porsangin ja eriliikaisesti Pyssyjoven dialekti, ko tällä dialektila löytyi eniten tekstiitä joista saattoi nouttaat grammatiskista materiaalii. Ensimäinen kvääninkielinen romaani, Alf Nilsen-Børsskogin </text:span><text:a xlink:type="simple" xlink:href="http://kvenskbibliotektjeneste.no/project/kuosuvaaran-takana/" text:style-name="Internet_20_link" text:visited-style-name="Visited_20_Internet_20_Link"><text:span text:style-name="T5">Kuosuvaaran takana</text:span></text:a><text:span text:style-name="T4">, oli kans tärkkee daattapohja. </text:span></text:p>
      <text:p text:style-name="P4"/>
      <text:p text:style-name="Standard"><text:span text:style-name="T4">Söderholm kirjoittaa informatiivisesti ette kummoissii haastheita se tuopi myötä ko standardiseerathaan kielen. Häyttyykö ottaat pohjaksi kaikki dialektit eli tyhä yhđen? Se oon nimittäin monta eri kväänin dialektii, ja Söderholm oon valinu muutaman dialektisen assiin joita hän verttaa eri dialektiissa. Se anttaa hyvän kuvan siitä kuinka suuri kielelinen variasjuuni kväänin kielessä oon, ja kuinka kieli erottuu suomen kirjakielestä.</text:span></text:p>
      <text:p text:style-name="P4"/>
      <text:p text:style-name="Standard"><text:span text:style-name="T5">Kainun kielen grammatikki</text:span><text:span text:style-name="T4"> oon ensistä eniten interesantti niile jokka saatethaan suomee tahi kväänii, mutta sitte ko grammatikin käänethään norjaksi, saatethaan usseemat ottaat sen pithoon. Eira Söderholm oon aijemin ollu suomen kielen ensimäinen amanuensis Tromssan universiteetissa eli Norjan arktisessa universiteetissa, ja oon nyt pensionisti. Hän oon pitkän karriäärin aikana kirjoittannu usseita artikkeliita muun myötä kväänin kielen suunittelun ympäri. </text:span></text:p>
      <text:p text:style-name="P4"/>
      <text:p text:style-name="Standard"><text:span text:style-name="T4">Suomalaisen Kirjallisuuden Seura antoi ulos kirjan vuona 2014.</text:span></text:p>
      <text:p text:style-name="P7"/>
      <text:p text:style-name="P7"/>
      <text:p text:style-name="Standard"><text:span text:style-name="T10">Kainun kielen grammatikki</text:span></text:p>
      <text:p text:style-name="Standard"/>
      <text:p text:style-name="Standard">Dette er den første og til nå eneste utgitte kvenske grammatikk, og den er skrevet på kvensk. Det er språkforskeren Eira Söderholm som har gjort dette enorme arbeidet. I 2017 ble hun sammen med forfatteren Agnes Eriksen tildelt Kvensk språkpris av Språkrådet for sitt arbeid med å fremme kvensk språk og kultur.</text:p>
      <text:p text:style-name="Standard"/>
      <text:p text:style-name="Standard"><text:span text:style-name="T18">Kainun kielen grammatikki</text:span> inneholder ikke bare grammatikk, men også en innledning der Söderholm plasserer språket og grammatikken i en historisk og vitenskapelig kontekst. Det trengs i den aller første grammatikken for kvensk språk. Hun skriver om den språkpolitiske situasjonen grammatikken ble til i – opprettelsen av et Kvensk språkting og Kvensk språkråd – to milepæler på vei mot et standardisert kvensk språk, slik denne grammatikken også i aller høyeste grad er.</text:p>
      <text:p text:style-name="Standard"/>
      <text:p text:style-name="Standard">Söderholm forklarer problemstillinger rundt språkets navn, og gir deretter en oversikt over forskning på strukturen i det kvenske språket. Der er det begrenset materiale å arbeide ut fra. De mest omfattende arbeidene er Johan Beronkas nedtegnelser fra 1922 og 1925, og Anna-Riitta Lindgrens doktorgradsavhandling <text:span text:style-name="T18">Miten muodot muuttuvat. Ruijan murteiden verbintaivutus Raisin, Pyssyjoen ja Annijoen kveeniyhteisöissä</text:span> fra 1993. Det finnes imidlertid mye arkivmateriale, blant annet 419 timer med lydopptak av kvenske dialekter.</text:p>
      <text:p text:style-name="Standard"/>
      <text:p text:style-name="Standard">Söderholm skriver at arbeidet med <text:span text:style-name="T18">Kainun kielen grammatikki</text:span> startet i 2006 da hun begynte å undervise i kvensk ved Universitetet i Tromsø. Hun laget eget undervisningsmateriell og tok utgangspunkt i dialektene fra Porsanger og da særlig Børselv, fordi det fantes mest tekstlig materiale å hente grammatiske trekk fra på denne dialekten. Den første kvenske romanen, Alf Nilsen-Børsskogs <text:a xlink:type="simple" xlink:href="http://kvenskbibliotektjeneste.no/project/kuosuvaaran-takana/" text:style-name="Internet_20_link" text:visited-style-name="Visited_20_Internet_20_Link"><text:span text:style-name="T18">Kuosuvaaran takana</text:span></text:a>, ble også et viktig datagrunnlag. </text:p>
      <text:p text:style-name="Standard"><text:soft-page-break/></text:p>
      <text:p text:style-name="Standard">Söderholm skriver informativt om hvilke utfordringer det fører med seg å standardisere et språk. Skal man ta utgangspunkt i alle dialektene, eller bare én? Det finnes nemlig mange ulike kvenske dialekter, og Söderholm har plukket ut noen trekk som hun sammenlikner i de ulike dialektene. Det gir et godt bilde av hvor stor språklig variasjon det finnes i kvensk, og ikke minst hvordan språket skiller seg fra skriftlig finsk.</text:p>
      <text:p text:style-name="Standard"/>
      <text:p text:style-name="Standard"><text:span text:style-name="T18">Kainun kielen grammatikki</text:span> vil i første omgang være mest interessant for de som kan finsk eller kvensk, men når den etter hvert blir oversatt til norsk, vil langt flere kunne ta den i bruk.</text:p>
      <text:p text:style-name="Standard">Eira Söderholm er tidligere førsteamanuensis i finsk språk ved UiT Norges arktiske universitet, og er nå pensjonert. Hun har i løpet av en lang karriere skrevet en rekke artikler om bl.a. kvensk språkplanlegging. </text:p>
      <text:p text:style-name="Standard"/>
      <text:p text:style-name="Standard"><text:span text:style-name="T4">Boken ble utgitt av Suomalaisen Kirjallisuuden Seura i 2014.</text:span></text:p>
      <text:p text:style-name="P4"/>
      <text:p text:style-name="Standard"><text:span text:style-name="T4">--------------------------------------------------------------------------------------------------</text:span></text:p>
      <text:p text:style-name="P4"/>
      <text:p text:style-name="P4"/>
      <text:p text:style-name="Standard"><text:span text:style-name="T12">Kummitus og Tähtipoika kohđatelhaan taas</text:span></text:p>
      <text:p text:style-name="P4"/>
      <text:p text:style-name="Standard"><text:span text:style-name="T4">Agnes Eriksen oon kirjoittannu kolmanen </text:span><text:span text:style-name="T5">Kummitus ja Tähtipoika</text:span><text:span text:style-name="T4"> -kirjan jossa Tähtipoika tullee taas kylästelemhään Kummituksen tykö. Kevät oon kääntymässä kesäksi Kivikylässä, ja nämät kaksi kohđatelhaan uussii ystävii niin ko linttui, elläimiitä ja ihmissii. Joilaki näilä oon probleemiita joita het häyđythään ratkaista yhđessä. Lopuksi kaikki oornaanttuu, seki ette saattaa oppiit uimhaan vaikka sitä pikkuisen pölkkääki!</text:span></text:p>
      <text:p text:style-name="P4"/>
      <text:p text:style-name="Standard"><text:span text:style-name="T4">Agnes Eriksen oon itte kuvanu kirjan kuvat. Hän oon kuvanu luonon eri haamui fiervassa. Niissä oon paljon inhimillistä, mutta niissä oon kans jotaki mystistä ja moninaista johon pienet ja suuret lukkiijat saatethaan syventtyyt. </text:span></text:p>
      <text:p text:style-name="P4"/>
      <text:p text:style-name="Standard"><text:span text:style-name="T4">Kirjassa oon parallellisti sekä kväänin- ja norjankielinen teksti. Teksti oon kirjassa niin ette sen oon helppo lukkeet, siinä oon lyhykäiset setningit ja jokhainen uusi setninki alkkaa uuđelta linjalta. Tällä laila saatama opastuut kväänin kielen kans ja oppiit muutamppii replikkiitä, tavalissii jokapäivälissii sannoi ja sannoi jokka kuuluthaan elämhään fiervassa. </text:span></text:p>
      <text:p text:style-name="P4"/>
      <text:p text:style-name="Standard"><text:span text:style-name="T4">Kirja passaa parhaiten lapsile aina kiini kymmenenvuotisille saakka, ja se oon mainio lukukirja kesälä. Luje </text:span><text:span text:style-name="T5">«Kummitus ja Tähtipoika 3»</text:span><text:span text:style-name="T4"> sekä kvääniksi ja norjaksi, ja samala saat poengiita digitaalisessa lukukampanjassa </text:span><text:a xlink:type="simple" xlink:href="https://sommerles.no/" text:style-name="Internet_20_link" text:visited-style-name="Visited_20_Internet_20_Link"><text:span text:style-name="T4">Sommerles</text:span></text:a><text:span text:style-name="Internet_20_link"><text:span text:style-name="T4"> </text:span></text:span><text:span text:style-name="Internet_20_link"><text:span text:style-name="T21">joka oon 1.-7. -klassilaissii varten!</text:span></text:span></text:p>
      <text:p text:style-name="P4"/>
      <text:p text:style-name="Standard"><text:soft-page-break/><text:span text:style-name="T4">Agnes Eriksen. Kummitus ja Tähtipoika 3 / Spøkelset og Stjernegutten 3. – Lakselv: Sana-arkku, cop. 2017. </text:span>ISBN 978-82-690867-0-6</text:p>
      <text:p text:style-name="Standard"/>
      <text:p text:style-name="Standard"/>
      <text:p text:style-name="Standard"><text:span text:style-name="T10">Kummitus og Tähtipoika møtes igjen</text:span></text:p>
      <text:p text:style-name="Standard"/>
      <text:p text:style-name="Standard">I bok nummer tre om Kummitus (Spøkelset) og Tähtipoika (Stjernegutten) av Agnes Eriksen kommer Stjernegutten igjen på besøk til Spøkelset. Våren går mot sommer i Steinbygda, og de to møter nye venner blant fugler og dyr og mennesker. Noen av dem har problemer som må løses i fellesskap. Det meste ordner seg til slutt, også for den som skal lære seg å svømme og er litt redd!</text:p>
      <text:p text:style-name="Standard"/>
      <text:p text:style-name="Standard">Illustrasjonene er Agnes Eriksen egne fotografier av naturformer i fjæra. De har menneskelig uttrykk, men har også noe mystisk og flertydig over seg som små og store lesere kan fordype seg i. </text:p>
      <text:p text:style-name="Standard"/>
      <text:p text:style-name="Standard">Boka har parallell tekst på kvensk og norsk, og teksten er satt opp på en leservennlig måte, med korte setninger og linjeskift for hver ny setning. Dette er en fin anledning til å gjøre seg kjent med kvensk språk og lære litt replikker, vanlige hverdagsord og ord som har med livet i fjæra å gjøre. </text:p>
      <text:p text:style-name="Standard"/>
      <text:p text:style-name="Standard">Boka passer best for barn opp til ti år og egner seg ypperlig som sommerlektyre. Les «Kummitus ja Tähtipoika 3» på kvensk og norsk, og få poeng i den digitale lesekampanjen <text:a xlink:type="simple" xlink:href="https://sommerles.no/" text:style-name="Internet_20_link" text:visited-style-name="Visited_20_Internet_20_Link">Sommerles</text:a> for 1.-7.-klassinger! <text:s/></text:p>
      <text:p text:style-name="Standard"/>
      <text:p text:style-name="Standard"><text:span text:style-name="T4">Agnes Eriksen. Kummitus ja Tähtipoika 3 / Spøkelset og Stjernegutten 3. – Lakselv: Sana-arkku, cop. 2017. ISBN 978-82-690867-0-6</text:span></text:p>
      <text:p text:style-name="P4"/>
      <text:p text:style-name="P4"/>
      <text:p text:style-name="Standard"><text:span text:style-name="T4">----------------------------------------------------------------------------------------------</text:span></text:p>
      <text:p text:style-name="P4"/>
      <text:p text:style-name="P4"/>
      <text:p text:style-name="P4"/>
      <text:p text:style-name="Standard"><text:span text:style-name="T12">Kväänilitteratuuri pohjaisessa ja eriliikaisesti Idar Kristiansenin romaanit</text:span></text:p>
      <text:p text:style-name="P4"><text:soft-page-break/></text:p>
      <text:p text:style-name="Standard"><text:span text:style-name="T4">Kaisa Maliniemi Lindbach kirjoittaa marginaliseeringista, identiteetistä ja etnisiteetistä tässä tohtorigraadityössä jonka hän oon tehny vuona 2001 kväänilitteratuurin ympäri pohjaisessa. Hän tarkastellee eriliikaisesti Idar Kristiansenin romaaniraittoo </text:span><text:span text:style-name="T5">Kornet og fiskene</text:span><text:span text:style-name="T4"> jossa oon neljä ossaa (</text:span><text:span text:style-name="T22">sett inn lenke</text:span><text:span text:style-name="T4">) ja romaanii </text:span><text:span text:style-name="T5">Nådekvalpenes dal</text:span><text:span text:style-name="T4">. Aijemin ei monikhaan ollu kirjoittannu kväänilitteratuurista, ja Maliniemi Lindbach aloitti diskusjuunin kväänilitteratuurin ympäri ja oon sen tähđen ollu sentraalisti myötä prosessissa jossa tehđhään eron kvääninkielisen litteratuurin ja pohjaisnorjalaisen litteratuurin välilä. </text:span></text:p>
      <text:p text:style-name="P4"/>
      <text:p text:style-name="Standard"><text:span text:style-name="T6">Kväänilitteratuuri</text:span></text:p>
      <text:p text:style-name="Standard"><text:span text:style-name="T4">Muutampi teema noussee esile ko tutkiijat määritelhään kväänilitteratuurin. Bente Pedersenin, Hans Kristian Eriksenin ja Idar Kristiansenin kirjoissa löyđythään nämät teemat: nälkä ja hätä Suomessa jonka tähđen lähđethiin vajeltamhaan pois maasta, matka Varenkhiin ja lestaadionismi. Toinen tärkkee aspekti kväänilitteratuurissa oon ette sen perustanna oon suulinen kansantradisjuuni esimerkiksi alkupörän ympäri. Kristiansen muistelee kirjassa </text:span><text:span text:style-name="T5">Kornet og fiskene</text:span><text:span text:style-name="T4"> usseemppii anokdoottiita ja faabeliita eri persooniitten kautta.</text:span></text:p>
      <text:p text:style-name="P4"/>
      <text:p text:style-name="Standard"><text:span text:style-name="T4">Maliniemi Lindbach käsittellee kväänilitteratuurii eri kontekstiissa. Hän muun myötä diskuteeraa kuinka kväänilitteratuurin oon otettu vasthaan ja kummoisen statuksen kirjat saađhaan tulleevaisuuđessa. Oonko maan litteratuuri-institusjuunit pitänheet minoriteettilitteratuurii vähäisennä? Selkkeetä vastausta ei ole, mutta Maliniemi Lindbach peekkaa struktuurhiin joka tekkee sen ette minoriteettilitteratuurin harvoin kanoniseerathaan. Yksi syy ette pienten joukkoin litteratuuri ei pääse kaanonhiin oon se ette litteratuuri-institusjuunit ei ymmärä fiksjuunin mailmankaikkeuđen problematikkaa, kirjoittaa hän. Het ei tunne kulttuurii ja samfynnii joista kirjoitethaan. Pääkulttuuri ei tunne niitä kamppailuita joita minoriteettikulttuuriissa kamppailhaan. Ette se olis mahđolista, niin häytyis olla tiettoo histoorialisista, ökonoomisista, sosioloogisista ja poliittisista assiissta jokka vaikutethaan joukossa. Maliniemi Lindbachin argumentasjuunit oon vakuuttaavat ja aijankohthaiset.</text:span></text:p>
      <text:p text:style-name="P4"/>
      <text:p text:style-name="Standard"><text:span text:style-name="T6">Postkolonialistinen teorii teoreettisenna perustanna</text:span></text:p>
      <text:p text:style-name="Standard"><text:span text:style-name="T4">Tutkiijat nähđhään kirjat postkolonialistisen teoriin valossa jonka perustanna oon muun myötä Homi Bhaban, Edward Saidin ja Gayatri Spivakin teoriit. Postkolonialistista teoriita piđethään muun myötä ette ymmärethään niitten staattiin litteratuurii jokka oon aijemin olheet koloniseerattui staattiita eli postkoloniaalissii staattiita. Nämät staatit käyđhään läpi kultturellisen, poliittisen ja ökonoomisen prosessin ko haluthaan irti kolonialismin alta, ja tämä näkkyy kans kulttuuriproduksjuuniissa. Kvääniilä ei ole koskhaan ollu vasittuu staattii jota olis koloniseerattu, mutta monet postkoloniaalisen samfynnin valtastruktuurit muistutethaan kvääniin tillaa Norjassa – niin ko esimerkiksi se ette piđethään kvääniin kielen ja kulttuurin alemassa arvossa. Pääkulttuurin dominansin ei ole tasattu ennen ko saađhaan kultturellisen, polittisen ja ökonoomisen tasa-arvon. <text:s/></text:span></text:p>
      <text:p text:style-name="P4"/>
      <text:p text:style-name="Standard"><text:span text:style-name="T6">Idar Kristiansenin romaanit</text:span></text:p>
      <text:p text:style-name="Standard"><text:span text:style-name="T4">Romaaniraittoo </text:span><text:span text:style-name="T5">Kornet og fiskene</text:span><text:span text:style-name="T4"> oon vaikkee määritellä. Maliniemi Lindbach hunteeraa eri mahđolisuuksii ja määrittellee sen lopuksi mystiseksi realismiksi. Hänen mielestä se passaa ko kirjassa oon monnii muisteluksii yliluonolisista assiista kansanuskossa. Idar Kristiansen oon noutanu inspirasjuunii suulisista muisteluksista joissa muistelhaan meriraukasta, trollista ja menninkäisistä, ja usseista ihmisistä joila oon näkkiijän kyvyt. Maliniemi Lindbach vettää yhtheyksii uskonthoon ja Lars Levi Læstadiuksen kuvvakshiin maanalhaisista. Tutkiija muistelee kuinka uskonto tullee esille kirjoissa </text:span><text:span text:style-name="T5">Kornet og fiskene</text:span><text:span text:style-name="T4"> ja </text:span><text:span text:style-name="T5">Nådekvalpens dal</text:span><text:span text:style-name="T4">. Samala ko Kristiansen näyttää muutamppii lestaadionismin arvoi positiivisesti, niin toissaalta hän kans kritiseeraa predikanttiita ette het oon mukama pyhät. </text:span></text:p>
      <text:p text:style-name="P7"/>
      <text:p text:style-name="Standard"><text:span text:style-name="T4">Kapitteli jossa muistelhaan sukupuoliin välisisten eroitten ympäri, oon erityisen interesantti. Siinä tutkiija näyttää kuinka Heikin miehinen identiteetti kehittyy ja vähitellen naiseliset identiteettimarköörit jaukuthaan. Reisaaminen oon tärkkee osa tästä. Diskusjuuni romaaniitten stereotyyppisen vaimokuvan ympäri oon kans jännittäävä ja siinä oon monta nyanssii. Maliniemi Lindbach tunnistaa monta eri tyyppii tekstissä: rakastaava Hilma-muori, kevveemielinen Inkeri, neitokainen Marja ja vallankippee Kreeta.</text:span></text:p>
      <text:p text:style-name="P4"/>
      <text:p text:style-name="Standard"><text:span text:style-name="T4">Tutkimus anttaa laajan kuvan kväänilitteratuurin ja erityisesti Idar Kristiansenin litteratuurin ympäri. Lisäksi siinä oon kapitteli mettäsuomen litteratuurin ympäri. Tässä työssä Maliniemi Lindbach ei perusta tyhä litteratuurista, mutta kans muusta kulttuurista niin ko laulusta ja tanssista. Tutkimustyö näyttää laajan histoorialisen tieđon kvääniin ympäri ja samfynnitieđon minoriteettiin ja identiteetin ympäri. </text:span></text:p>
      <text:p text:style-name="P4"/>
      <text:p text:style-name="Standard"><text:span text:style-name="T4">Annettu ulos vuona 2001.</text:span></text:p>
      <text:p text:style-name="P4"/>
      <text:p text:style-name="Standard"><text:span text:style-name="T4">Kaisa Maliniemi Lindbach oon kirjoittannu usseita artikkeliita kväänikirjailiijoitten ja kvääniin suhtheitten ympäri. Hän oon kans tutkinu minoriteettiita arkiiviissa ja kvääninkielistä arkiivimateriaalii Ryssämarkassa Porsangissa. Hän oon työtely Kainun institutissa ja oon tääpänä osastonjohtaaja Vesisaaren museumissa (Vadsø museum – Ruija kvenmuseum). </text:span></text:p>
      <text:p text:style-name="P4"><text:soft-page-break/></text:p>
      <text:p text:style-name="P4"/>
      <text:p text:style-name="P13"/>
      <text:p text:style-name="P13"/>
      <text:p text:style-name="Standard"><text:span text:style-name="T13">Kvenlitteratur i nord med spesielt blikk på Idar Kristiansens romaner</text:span></text:p>
      <text:p text:style-name="Standard"/>
      <text:p text:style-name="Standard">Kaisa Maliniemi Lindbach skriver om marginalisering, identitet og etnisitet i denne doktorgradsavhandlingen fra 2001 om kvenlitteratur i nord. Hun fokuserer spesielt på Idar Kristiansens romanserie i fire deler <text:span text:style-name="T18">Kornet og fiskene </text:span>(<text:span text:style-name="T23">sett inn lenke</text:span>) og den frittstående romanen <text:span text:style-name="T18">Nådekvalpenes dal</text:span>. Da oppgaven ble levert var det få som hadde skrevet om kvener i litteraturen, og Maliniemi Lindbachs innledende diskusjon av begrepet kvenlitteratur er derfor et sentralt bidrag i prosessen med å skille kvensk litteratur fra nordnorsk litteratur generelt. <text:s text:c="2"/></text:p>
      <text:p text:style-name="P9"/>
      <text:p text:style-name="Standard"><text:span text:style-name="T14">Kvenlitteratur</text:span></text:p>
      <text:p text:style-name="Standard">Noen temaer peker seg ut i det forskeren definerer som kvenlitteratur. I bøker av Bente Pedersen, Hans Kristian Eriksen og Idar Kristiansen finner man igjen temaene sult og nød i Finland som årsak til utvandringen, reisen til Varanger og læstadianismen. Et annet viktig aspekt ved kvenlitteraturen er at den bygger på en muntlig fortellertradisjon om blant annet opphav. I <text:span text:style-name="T18">Kornet og fiskene </text:span>forteller Kristiansen flere anekdoter og fabler gjennom ulike personer i teksten. </text:p>
      <text:p text:style-name="Standard"/>
      <text:p text:style-name="Standard">Maliniemi Lindbach plasserer kvenlitteraturen i ulike kontekster. Blant annet diskuterer hun hvordan kvenlitteraturen har blitt mottatt og hvilken status verkene får i ettertiden. Har landets litteraturinstitusjoner bidratt til å undergrave minoritetslitteraturen? Det finnes ikke noe entydig svar, men Maliniemi Lindbach peker på strukturer som gjør at denne litteraturen sjelden blir kanonisert. En av årsakene til at litteratur av marginaliserte grupper ikke inngår i kanon er at litteraturinstitusjonene ikke forstår problematikken i fiksjonsuniverset, skriver hun. De kjenner ikke kulturen og samfunnet som beskrives. Hovedkulturen gjenkjenner altså ikke kampene som utkjempes i minoritetskulturene. For å kunne gjøre det må man ha kunnskap om historiske, økonomiske, sosiologiske og politiske faktorer som har innvirkning på gruppen. Maliniemi Lindbachs argumentasjon virker overbevisende og betimelig for denne leseren. </text:p>
      <text:p text:style-name="P9"/>
      <text:p text:style-name="Standard"><text:span text:style-name="T14">Postkolonialistisk teori som teoretisk tilnærming</text:span></text:p>
      <text:p text:style-name="Standard">Forskeren ser verkene i lys av postkolonialistisk teori av blant andre Homi Bhaba, Edward Said og Gayatri Spivak. Postkolonialistisk teori brukes blant annet til å forstå litteratur fra tidligere koloniserte stater – <text:span text:style-name="T18">post</text:span>koloniale stater. Disse statene går gjennom en kulturell, politisk og økonomisk avkoloniseringsprosess og dette gjenspeiles i kulturproduksjonen. Kvenene hadde aldri noen stat som ble kolonisert på den måten, men mange av de underliggende maktstrukturene i såkalte postkoloniale samfunn ligner på kvenenes situasjon i Norge – for eksempel en nedvurdering av kvenenes språk og kultur. Hovedkulturens dominans er ikke utjevnet før kulturell, politisk og økonomisk likeverd er etablert.</text:p>
      <text:p text:style-name="P9"/>
      <text:p text:style-name="Standard"><text:span text:style-name="T14">Idar Kristiansens romaner </text:span><text:line-break/>Sjangeren i romanserien <text:span text:style-name="T18">Kornet og fiskene</text:span> er vanskelig å bestemme. Maliniemi Lindbach diskuterer ulike muligheter og faller ned på sjangeren mytisk realisme. Det er de mange fortellingene om det overnaturlige i folketroen som gjør at denne betegnelsen passer. Idar Kristiansen har hentet inspirasjon fra muntlige fortellinger om draugen, troll og tusser, og ikke minst er det flere av personene som har synske evner. Her trekker Maliniemi Lindbach paralleller til religion og Lars Levi Læstadius’ skildring av underjordiske. Både i <text:span text:style-name="T18">Kornet og fiskene</text:span> og <text:span text:style-name="T18">Nådekvalpens dal </text:span>forklarer forskeren hvordan læstadianismen kommer til uttrykk. Samtidig som Kristiansen viser noen av læstadianismens verdier på en positiv måte, kritiserer han også predikantene for å være hyklerske.</text:p>
      <text:p text:style-name="Standard"/>
      <text:p text:style-name="Standard">Kapitlet om kjønnsforskjeller i <text:span text:style-name="T18">Kornet og fiskene </text:span>er svært interessant. Der viser forskeren hvordan Heikkis mannlige identitet utvikles og gradvis fjerner seg fra kvinnelige identitetsmarkører. Reising er en viktig del av dette. Diskusjonen av den stereotypiske fremstillingen av kvinner i romanene er også nyansert og spennende. Maliniemi Lindbach identifiserer flere typer i teksten: den kjærlige moren Hilma, den lettsindige Inkeri, den jomfruelige Marja og den maktsyke Kreeta. </text:p>
      <text:p text:style-name="Standard"/>
      <text:p text:style-name="Standard">Avhandlingen gir en bred innføring i kvenlitteratur og ikke minst i Idar Kristiansens forfatterskap. I tillegg har den et kapittel om finnskoglitteratur. Maliniemi Lindbach er ikke bare opptatt av litteratur i oppgaven, men også andre kulturelle uttrykk som sang og dans. Avhandlingen viser bred historisk kunnskap om kvenene og samfunnsvitenskapelig kunnskap om minoriteter og identitet. </text:p>
      <text:p text:style-name="Standard"><text:soft-page-break/>Ugitt i 2001.</text:p>
      <text:p text:style-name="Standard"/>
      <text:p text:style-name="Standard">Kaisa Maliniemi Lindbach har skrevet en rekke artikler om kvenske forfattere og kvenske forhold. Hun har også forsket på minoriteter i arkivene generelt og på kvenskspråklig arkivmateriale fra Kistrand i Porsanger. Hun har arbeidet ved Kvensk institutt, og er i dag avdelingsleder ved Vadsø museum – Ruija kvenmuseum. </text:p>
      <text:p text:style-name="Standard"/>
      <text:p text:style-name="Standard"><text:span text:style-name="T4">---------------------------------------------------------------------------------------------</text:span></text:p>
      <text:p text:style-name="P4"/>
      <text:p text:style-name="P4"/>
      <text:p text:style-name="Standard"><text:span text:style-name="T12">Kväänitradisjuuni Norjassa. Muistoi lapsuuđesta ja nuoruuđesta</text:span></text:p>
      <text:p text:style-name="P4"/>
      <text:p text:style-name="Standard"><text:span text:style-name="T4">Elin Seppola Brandvoll, Väinö Nilssen ja Bjørnar Seppola oon tämän CD-plaatan takana ja het kans laulethaan laulut. Tämä oon ensimäinen kahđesta CD-plaatasta. Het tarkenethaan ette het ei ole ammattimusikkerit, mutta het kuitenki laulethaan hyvin, ja eriliikaisen kaunhiit oon net hengeliset laulut jokka Elin Seppola Brandv laulaa yksin ilman musikkii. Nostalginen alatitteli «Muistoi lapsuuđesta ja nuoruuđesta» muistelee tarkasti albumin sisälyksen ympäri. Laulut oon melankooliset ja täynä kaippausta, justhiin niin ko suomalainen ja kväänimusikki pruukkaa usseesti olla. Usseimat lauluista laulethiin ilman musikkii, ja jos oli musikkii niin silloin pelathiin suupellii tahi haitarii. </text:span></text:p>
      <text:p text:style-name="P4"/>
      <text:p text:style-name="Standard"><text:span text:style-name="T4">Tässä produktissa oon kaksi CD-plaattaa ja yksi häfti, ja sillä oon kans kvääninkielinen nimi </text:span><text:span text:style-name="T5">Kveeniperintheitä Norjassa – muistoja lapsuuesta ja nuoruuesta</text:span><text:span text:style-name="T4">. Se oon niin ko kirja jossa oon sija kahta CD-plaattaa varten, ja häftin layout oon tehty profesjonellisti. Häftissä muistelhaan lyhykäisesti kvääniin histooriasta ja kielestä. Siinä oon kans yksi lyhykäinen kapitteli norjalaistamisen ympäri ja yksi kapitteli kvääniin musikkitradisjuuniin ympäri Norjassa. Moleman kapittelin oon käänetty engelskaksi. <text:s/></text:span></text:p>
      <text:p text:style-name="P4"/>
      <text:p text:style-name="Standard"><text:span text:style-name="T4">Ensimäisessä CDssä jossa oon 28 lauluu, laulethaan net kolme laulaajaa jokka oon mainittu ylipuolela. Het oon kaikin kans aktiivit Kveenimaayhistyksessä. Toisessa CDssä seittemän eri laulaajaa laulethaan 32 lyhykäistä lauluu. Häftissä muistelhaan kaikista lauluista. Arkiivilaulut oon pelattu nauhale paljon aijemin ko ensimäisen CDn oon tehty, ja sen kuulee kans äänikvaliteetista mikä vaihettellee. Bjørnar Seppola ja Terje Aho oon kovonheet materiaalin.</text:span></text:p>
      <text:p text:style-name="P4"/>
      <text:p text:style-name="Standard"><text:span text:style-name="T4">Tämä ei ole ensimäinen kerta ko Bjørnar Seppola anttaa ulos kväänilaului. Vuona 1996 hän teki laulukirjan </text:span><text:span text:style-name="T5">Ruijan laulukirja</text:span><text:span text:style-name="T4"> yhđessä Terje Ahon kans.</text:span></text:p>
      <text:p text:style-name="P4"/>
      <text:p text:style-name="Standard"><text:span text:style-name="T24">Etnisk Musikklubb oon antanu ulos CD-plaatat vuona 2012.</text:span></text:p>
      <text:p text:style-name="P4"/>
      <text:p text:style-name="P17"/>
      <text:p text:style-name="P17"/>
      <text:p text:style-name="Standard"><text:soft-page-break/><text:span text:style-name="T10">Kvenskfinsk tradisjon i Norge. Minner fra barndom og ungdom</text:span></text:p>
      <text:p text:style-name="Standard"/>
      <text:p text:style-name="Standard">Det er Elin Seppola Brandvoll, Väinö Nilssen og Bjørnar Seppola som står bak denne utgivelsen, og som synger på den første av de to CD-ene. De presiserer at de ikke er profesjonelle musikere, men de synger godt alle tre, og spesielt vakre er de åndelige sangene Elin Seppola Brandvoll synger alene uten musikk til. Den nostalgiske undertittelen «Minner fra barndom og ungdom» gir et presist inntrykk av albumets innhold. Sangene er melankolske og lengselsfulle, slik finsk og kvensk musikk ofte er. De fleste sangene fremføres uten akkompagnement, og der det er musikk til brukes det et enkelt munnspill eller trekkspill.</text:p>
      <text:p text:style-name="Standard"/>
      <text:p text:style-name="Standard">Utgivelsen består av to CD-er og et hefte, og bærer også det kvenske navnet <text:span text:style-name="T18">Kveeniperintheitä Norjassa – muistoja lapsuuesta ja nuoruuesta</text:span>. Utformet som en liten bok med plass til to CD-er og et integrert hefte er layouten gjennomført profesjonell. Heftet innledes med en kort oversikt over kvenenes historie og språk. Videre følger et kort kapittel om fornorskingen og et om kvenske musikktradisjoner i Norge, begge deler oversatt til engelsk.</text:p>
      <text:p text:style-name="Standard"/>
      <text:p text:style-name="Standard">Den første CD-en, med 28 sanger, er spilt inn med de tre ovennevnte sangerne som alle er aktive i Kvenlandsforbundet. På CD 2 er det samlet 32 opptak av korte viser sunget av syv ulike sangere. Alle sangere blir presentert gjennom korte biografier i heftet. Arkivopptakene er spilt inn tidligere enn sangene på den første CD-en, det hører man også på lydkvaliteten, som er varierende. Materialet ble samlet inn av Bjørnar Seppola og Terje Aho. </text:p>
      <text:p text:style-name="Standard"/>
      <text:p text:style-name="Standard">Dette er ikke Bjørnar Seppolas første utgivelse av kvenske sanger. I 1996 ga han ut sangboken <text:span text:style-name="T18">Ruijan laulukirja</text:span> sammen med Terje Aho.</text:p>
      <text:p text:style-name="Standard"/>
      <text:p text:style-name="Standard"><text:span text:style-name="T24">CD-ene ble utgitt av Etnisk Musikklubb i 2012.</text:span></text:p>
      <text:p text:style-name="P17"/>
      <text:p text:style-name="Standard"><text:span text:style-name="T24">--------------------------------------------------------------------------------------------------</text:span></text:p>
      <text:p text:style-name="P17"/>
      <text:p text:style-name="P17"/>
      <text:p text:style-name="Standard"><text:span text:style-name="T12">Minun kieli. Minun aaret 1-6. Kainun kielen ja kulttuurin oppikirja</text:span></text:p>
      <text:p text:style-name="P18"/>
      <text:p text:style-name="Standard"><text:span text:style-name="T4">Agnes Eriksen oon kirjoittannu oppikirjat </text:span><text:span text:style-name="T5">Minun kieli. Minun aaret 1-6. Kainun kielen ja kulttuurin oppikirja</text:span><text:span text:style-name="T4">. Vuona 2017 tullee ulos viimi kirja tässä raiđossa, ja sen myötä oon kväänin kielen oppimateriaali lastenkouluu varten valmis.</text:span></text:p>
      <text:p text:style-name="P4"/>
      <text:p text:style-name="Standard"><text:span text:style-name="T4">Kirjoin sisälyksen oon tehty suomen kieli 2. kielenä oppiplaanan jälkhiin. Oppiplaanassa oon kompetanssimoolit kielen omaksumista ja kommunikasjuunii varten. Seittemen vuođen jälkhiin häyđyttäis oppiijat ymmärtäät simppelii tekstii sekä assiita joita het tunnethaan jo aijemin, pittäät jokapäivälissii sannoi ja fraasiita ja saattaat pikkuisen grammatikkii. Oppiplaanassa oon kans kompetanssimoolit jokka koskethaan kulttuurii, samfynnii ja litteratuurii. Näitä Eriksen kuoraa hyvin. Hän oon valinu myötä riimii ja lorrui jokka oon tradisjunellit esimerkiksi Pyssyjovessa ja Lemmijovessa. Oppiijat saatethaan oppiit esimerkiksi viikonpäivät pyssyjokilaisen lorun avula. </text:span></text:p>
      <text:p text:style-name="P4"/>
      <text:p text:style-name="Standard"><text:soft-page-break/><text:span text:style-name="T4">Kaikki kirjat oon erilaiset. Kirjoi 1 ja 2 piđethään tyhä yhđen kerran; eli oppiijat tehđhään tehtäävät suorhaan kirjhaan. Oppimateriaalin 3.-4. klassii varten oon kovottu yhtheen oppikirjhaan ja siihen oon oma tehtääväkirja, ja samala laila oon 5.-6. klassii varten. 7. klassii varten oon oppikirja, tehtääväkirja ja sanalista. Kirjaraithoon kuuluu kans sanakirja ja sanalista. Opettaaja joka halluu ottaat oppimateriaalin pithoon, löyttää opettaajanopastukset täältä:</text:span><text:span text:style-name="T9"> </text:span><text:a xlink:type="simple" xlink:href="http://www.kvensk.no/veiledning.html" text:style-name="Internet_20_link" text:visited-style-name="Visited_20_Internet_20_Link"><text:span text:style-name="T7">lærerveiledninger til lærebøkene</text:span></text:a><text:span text:style-name="T9">. Kainun institutti oon publiseeranu materiaalin.</text:span></text:p>
      <text:p text:style-name="P8"/>
      <text:p text:style-name="Standard"><text:span text:style-name="T9">Oppikirjat oon tarkoitettu lastenkoulun opetusta varten, mutta kirjoista oon suuri ilo kans raavhaile jokka haluthaan friskata ommaa kielitaittoo tahi oppiit kväänin kielen perusassiita. Porsangin komuuni oon antanu ulos kirjat </text:span><text:span text:style-name="T5">Minun kieli. Minun aaret</text:span><text:span text:style-name="T4">. Finmarkun maaherra ja Tromssan maaherra oon kuuronheet prosjektii vuossiin 2014-2017 aikana.</text:span></text:p>
      <text:p text:style-name="P4"/>
      <text:p text:style-name="P11"/>
      <text:p text:style-name="Standard"><text:span text:style-name="T12">Minun kieli. Minun aaret 1-6. Kainun kielen ja kulttuurin oppikirja</text:span></text:p>
      <text:p text:style-name="P4"/>
      <text:p text:style-name="Standard">Agnes Eriksen har skrevet lærebøkene <text:span text:style-name="T18">Minun kieli. </text:span><text:span text:style-name="T5">Minun aaret 1-6. Kainun kielen ja kulttuurin oppikirja</text:span><text:span text:style-name="T4">. </text:span>I 2017 kommer den siste boken i serien ut, og med det er læreverket i kvensk for barneskolen komplett.</text:p>
      <text:p text:style-name="Standard"/>
      <text:p text:style-name="Standard">Innholdet i bøkene er lagt opp etter læreplanen i finsk som 2. språk. Læreplanen inneholder blant annet kompetansemål innen språktilegnelse og kommunikasjon. Etter syv år skal elevene kunne forstå enkle tekster om emner de kjenner fra før, kommunisere med dagligdagse ord og fraser, og kunne noe grammatikk. Læreplanen har også kompetansemål innen kultur, samfunn og litteratur. Dette har Eriksen fulgt opp på en god måte. Hun har valgt å ha med tradisjonelle rim og regler fra steder som Børselv og Lakselv. Man kan for eksempel lære ukedagene gjennom en regle fra Børselv.</text:p>
      <text:p text:style-name="Standard"/>
      <text:p text:style-name="Standard">Bøkene er utformet forskjellig. Bok 1 og 2 er engangsbøker; altså løser elevene oppgaver rett i boka. 3.-4. trinn er samlet i én lærebok med tilhørende oppgavebok, det samme er 5.-6. trinn. Til 7. trinn er det lærebok, oppgavebok og ordliste. Det finnes også ordbok og ordliste til hele serien.<text:span text:style-name="T25"> Lærere som ønsker å ta materialet i bruk finner </text:span><text:a xlink:type="simple" xlink:href="http://www.kvensk.no/veiledning.html" text:style-name="Internet_20_link" text:visited-style-name="Visited_20_Internet_20_Link"><text:span text:style-name="T16">lærerveiledninger til lærebøkene</text:span></text:a><text:span text:style-name="T25"> som Kvensk institutt har publisert.</text:span></text:p>
      <text:p text:style-name="P19"/>
      <text:p text:style-name="Standard">Læreverket er laget med tanke på undervisning på barnetrinnet, men voksne som vil friske opp kunnskapene sine eller lære seg grunnleggende kvensk vil også kunne ha glede av disse bøkene.</text:p>
      <text:p text:style-name="Standard"><text:span text:style-name="T18">Minun kieli. Minun aaret</text:span> er gitt ut av Porsanger kommune med støtte fra Fylkesmannen i Finnmark og Fylkesmannen i Troms i 2014-2017. <text:s/></text:p>
      <text:p text:style-name="Standard"/>
      <text:p text:style-name="Standard"><text:span text:style-name="T4">-----------------------------------------------------------------------------------------</text:span></text:p>
      <text:p text:style-name="P4"/>
      <text:p text:style-name="P4"/>
      <text:p text:style-name="Standard"><text:span text:style-name="T12">Kansaliset minoriteetit ja alkupöräiskansa norjalaisessa politikissa vuosina 1900-2016</text:span></text:p>
      <text:p text:style-name="P4"/>
      <text:p text:style-name="Standard"><text:soft-page-break/><text:span text:style-name="T4">Tässä artikkelikokhoonpanossa näytethään kuinka Norjan staatin politikki oon kehittynny kansalisten minoriteettiin suhtheen alkkain vuođesta 1900 ja kiini tähän päivhään saakka. Kansalisheen minoriteetthiin kuuluthaan juutalaiset, kväänit, mettäsuomalaiset, rom-kansa, romanit ja alkupöräiskansa saamelaiset. Artikelin kirjoittaajat oon tunnustetut tutkiijat jokka tutkithaan minoriteettiita ja alkupöräiskanssoi. </text:span></text:p>
      <text:p text:style-name="P4"/>
      <text:p text:style-name="Standard"><text:span text:style-name="T4">Kokhoonpanon alussa oon histoorialinen ylheisnäkymä niitten tappauksiin ja virttauksiin ympäri jokka oon vaikuttanheet päätöstentekkiijöihin Norjassa. Siihen laihin redaktöörit Nik. Brandal, Cora Alexa Døving ja Ingvill Thorson Plesner luođhaan raamin eri tutkimusartikkeliitten ympärille. Kirjassa oon kolme pääossaa. Ensimäinen osa käsittellee minoriteettipolitikkii 1900-luvula. Toisessa osassa näytethään kuinka tämä histooria vaikuttaa minoriteetthiin tääpänä. Viimi osassa kattothaan tulleevaisuutheen – kuinka aijeman kokemuksen perustheela saatettais anttaat minoriteetiile pareman kohtelun tulleevaisuuđessa.</text:span></text:p>
      <text:p text:style-name="P4"/>
      <text:p text:style-name="Standard"><text:span text:style-name="T4">Eri artikkelit fokuseerathaan eri minoriteetthiin ja monenlaishiin aspekthiin norjalaisessa politikissa, mutta muutamppii havainttoi käyđhään kuiten enämen läpitte. Näitten fokus oon siinä ette kuinka minoriteettiin ympäri oon muisteltu sekä aviisissa ja politikissa. Usseissa kirjoituksissa kirjoitethaan ette minoriteetit (paitti juutalaiset) oon esimodernit, primitiivit ja epäsivistynheet, ja het oon uhka majoriteettiväjele. </text:span></text:p>
      <text:p text:style-name="P4"/>
      <text:p text:style-name="Standard"><text:span text:style-name="T4">Redaktööri kirjoittaa ette modernin samfynnin kehitys ja standardiseeratut tavat kontrolleerata ihmissii, niin ko esimerkiksi verottaminen, teki sen ette net jokka ei passanheet tähän modellhiin suljethiin ulos. Tämä koski muun myötä minoriteettiita. Uuđistaminen ja industriin tuleminen uhkasi tradisjunelliita elinkeinoi niin ko käsityö, hanteli jne.</text:span></text:p>
      <text:p text:style-name="P4"/>
      <text:p text:style-name="Standard"><text:span text:style-name="T4">Histoorianprofessori Einar Niemi kirjoittaa norjalaistamispolitikista jonka tarkoituksena oli norjalaistaa saamelaiset ja kväänit. Niemi kattoo takaisinpäin 1800-luvun minoriteettipolitikkhiin ko hän selvittää meininkkii niissä toimissa joita otethiin pithhoon ko kontrolleerathiin minoriteettiita pohjaisessa. Usseet toimet koskethiin koulu- ja kielipolitikkii. Hallitusherroin mooli oli </text:span><text:span text:style-name="T5">assimilasjuuni</text:span><text:span text:style-name="T4">, eli ette minoriteetit häyđythiin tulla mahđolisiman paljon samanlaisiksi majoriteettiväjen kans. Se meinas kans sitä ette saamen tahi kväänin/suomen kielen sijasta häyđythiin puhhuut norjaa. Pohjaisessa minoriteettipolitikin liitethiin ulkomaanpolitikkhiin sen tähđen ko saamelaiset ja kväänit kuuluthiin usseemphaan eri kanshaan. Tämä nosti eppäilyn rajaminoriteettiin lojaliteetin ja kuuluvuuđen ympäri.</text:span></text:p>
      <text:p text:style-name="P4"/>
      <text:p text:style-name="Standard"><text:span text:style-name="T4">Verena Schall Kieliraađista selvittää eri minoriteettikieliin statusta Norjassa tääpänä – näitten joukossa oon kans kväänin kieli. Schall mainittee ette lestaadionismi oon yksi niistä syistä miksi kväänin kieli oon yhä elossa. Kokkouksissa kväänit saathiin puhhuut ommaa kieltä, mutta samala se oli monta muuta paikkaa missä het ei saanheet pittäät oman kielen. Schall muistelee kans lyhykäisesti työstä kväänin kielen standardiseeraamisen kans. Hän anttaa Alf Nilsen-Børsskogille (</text:span><text:span text:style-name="T22">sett inn lenke</text:span><text:span text:style-name="T4">) kunnian sen eđestä ette hän oon luonu pohjan tätä prosessii varten. Schall muistelee ette vuona 2007 perustethiin Kväänin kieliraađin ja Kväänin kielitingan jokka saatethaan tehđä ehđotuksii ja päätöksii. Samala Eira Söderholm teki grammatikkii kväänin kieltä varten (</text:span><text:span text:style-name="T5">Kainun kielen grammatikki</text:span><text:span text:style-name="T4">, </text:span><text:span text:style-name="T22">sett inn lenke</text:span><text:span text:style-name="T4">). </text:span></text:p>
      <text:p text:style-name="P4"/>
      <text:p text:style-name="Standard"><text:span text:style-name="T4">Kirjan piđethään tieten korkkeekouluissa ja universiteetissa, mutta sen oon kirjoitettu siihen laihiin ette kaikin saatethaan sen lukkeet. </text:span></text:p>
      <text:p text:style-name="P4"/>
      <text:p text:style-name="Standard"><text:span text:style-name="T9">Nik. Brandal oon historikkeri ja korkkeekoululektori Bjørknes Høyskolessa. Cora Alexa Døving oon senioritutkiija Holocaustin ja elämäntapaminoriteettiin opintosentterissä (Senter for studier av Holocaust og livssynsminoriteter). Ingvill Thorson Plesner oon senioritutkiija Norjan ihmisoikkeussentterissä (Norsk senter for menneskerettigheter), ja hänelä oon yhtheyksii kans Holocaustin ja elämäntapaminoriteettiin opintosentterhiin (Senter for studier av Holocaust og livssynsminoriteter). </text:span></text:p>
      <text:p text:style-name="P8"/>
      <text:p text:style-name="Standard">Cappelen Damm akademisk, Oslo 2017</text:p>
      <text:p text:style-name="P19"/>
      <text:p text:style-name="P14"/>
      <text:p text:style-name="Standard"><text:span text:style-name="T10">Nasjonale minoriteter og urfolk i norsk politikk fra 1900 til 2016</text:span></text:p>
      <text:p text:style-name="Standard"/>
      <text:p text:style-name="Standard"><text:soft-page-break/>Dette er en artikkelsamling som viser utviklingen i den norske statens politikk overfor de nasjonale minoritetene jøder, kvener, skogfinner, rom, romani og urfolket samer fra 1900 frem til i dag. Artikkelforfatterne er anerkjente forskere som har minoriteter og urfolk som sine forskningsfelt. </text:p>
      <text:p text:style-name="Standard"/>
      <text:p text:style-name="Standard">Samlingen innledes med en historisk oversikt over hendelser og strømninger som har påvirket beslutningstakerne i Norge. Med det skaper redaktørene Nik. Brandal, Cora Alexa Døving og Ingvill Thorson Plesner en ramme rundt de enkeltstående forskningsartiklene. Boken har tre hoveddeler. Den første handler om politikken som ble ført overfor minoritetene på 1900-tallet. Den andre viser hvordan denne historien påvirker minoritetene i dag. I den siste delen er det fokus på fremtidsperspektivet – hvordan man basert på tidligere erfaringer kan gi minoriteter en bedre behandling fra nå av. <text:s text:c="2"/></text:p>
      <text:p text:style-name="Standard"/>
      <text:p text:style-name="Standard">De enkelte artiklene fokuserer på ulike minoriteter og varierte aspekter ved norsk politikk, men noen observasjoner er likevel mer gjennomgående. Blant disse er fokuset på hvordan minoritetene har blitt omtalt i både presse og politikk. Fremstillinger av minoritetene (med unntak av jødene) som førmoderne, primitive og usiviliserte, som utgjør en trussel for majoritetsbefolkningen, går igjen i flere artikler. <text:s text:c="2"/></text:p>
      <text:p text:style-name="Standard"/>
      <text:p text:style-name="Standard">Redaktørene skriver at utviklingen av det moderne samfunn med det det innebar av standardiserte måter å ha kontroll over innbyggerne på, for eksempel gjennom skattelegging, gjorde at de som ikke passet inn i denne modellen måtte lukes ut. Det gjaldt blant andre minoritetene. Tradisjonelt livsgrunnlag som håndverk, handel m.m. ble truet av industrialisering og modernisering.</text:p>
      <text:p text:style-name="Standard"/>
      <text:p text:style-name="Standard">Historieprofessor Einar Niemi skriver om fornorskingspolitikken som ble ført overfor samer og kvener. Niemi går tilbake til 1800-tallets minoritetspolitikk for å forklare tankene bak tiltakene som ble satt i verk for å kontrollere minoritetene i nord. Flere av tiltakene gjaldt skole- og språkpolitikk. Hovedmålet til myndighetene var <text:span text:style-name="T18">assimilasjon</text:span>, altså at minoritetene skulle bli mest mulig lik majoritetsbefolkningen. Det betød også å snakke norsk fremfor samisk eller kvensk/finsk. I nord ble minoritetspolitikken flettet sammen med utenrikspolitikken på grunn av samenes og kvenenes tilhørighet til flere nasjoner. Det ble reist tvil om grenseminoritetenes lojalitet og tilhørighet. </text:p>
      <text:p text:style-name="Standard"/>
      <text:p text:style-name="Standard">Verena Schall fra Språkrådet gjør rede for de ulike minoritetsspråkenes status i Norge i dag – deriblant kvensk. En av grunnene til av kvensk fremdeles finnes tilskriver Schall læstadianismen. I forsamlingene fikk kvenene bruke sitt eget språk, mens det var mange andre steder de ikke fikk bruke språket sitt. Schall gjør også kort rede for arbeidet med standardiseringen av kvensk språk. Hun gir Alf Nilsen-Børsskog (<text:span text:style-name="T23">sett inn lenke</text:span>) æren for å ha skapt grunnlaget for en slik prosess. Videre forklarer hun at Kvensk språkråd og Kvensk språkting ble opprettet i 2007 for å komme med henholdsvis anbefalinger og vedtak. Eira Söderholm utarbeidet samtidig en kvensk grammatikk (<text:span text:style-name="T18">Kainun kielen grammatikki</text:span>, <text:span text:style-name="T23">sett inn lenke</text:span>).</text:p>
      <text:p text:style-name="Standard"/>
      <text:p text:style-name="Standard">Boken vil naturligvis blir brukt ved høyskoler og universitet, men stoffet er presentert slik at det også er av allmenn interesse.</text:p>
      <text:p text:style-name="Standard"/>
      <text:p text:style-name="Standard"><text:span text:style-name="T25">Nik. Brandal er historiker og høgskolelektor ved Bjørknes Høyskole. Cora Alexa Døving er seniorforsker ved Senter for studier av Holocaust og livssynsminoriteter. Ingvill Thorson Plesner er seniorforsker ved Norsk senter for menneskerettigheter og tilknyttet Senter for studier av Holocaust og livssynsminoriteter.</text:span></text:p>
      <text:p text:style-name="Standard"/>
      <text:p text:style-name="Standard"><text:span text:style-name="T4">Cappelen Damm akademisk, Oslo 2017</text:span></text:p>
      <text:p text:style-name="P4"/>
      <text:p text:style-name="Standard"><text:span text:style-name="T4">-------------------------------------------------------------------------------------------</text:span></text:p>
      <text:p text:style-name="P4"/>
      <text:p text:style-name="P4"/>
      <text:p text:style-name="P11"><text:soft-page-break/></text:p>
      <text:p text:style-name="Standard"><text:span text:style-name="T12">Joukhaisen siivet pohjaisessa</text:span></text:p>
      <text:p text:style-name="P4"/>
      <text:p text:style-name="Standard"><text:span text:style-name="T4">Tämä oon ensimäinen kirja Idar Kristiansenin tetralogiissa </text:span><text:span text:style-name="T5">Kornet og fiskene</text:span><text:span text:style-name="T4">. Kirjassa hän muistelee nuoren poijan, Heikin, ympäri. Heikki kassuu ylös köyhissä oloissa Suomessa 1850-luvula. Heikki halluu kovasti tulla raavhaaksi ja ottaat vanhemiitten työtehtäävät ittele. Jo nuoruuđen alkuvuosina hän saapi Taavi-isän kans polttaat tervahauttaa ja kuljettaat tervatynnyriitä jokkee myöten Oulhuun. Raskas työ pittää poissa alkaavan seksualiteetin ja vaikkeet tunttheet suhtheessa Marjhaan. <text:s/></text:span></text:p>
      <text:p text:style-name="P4"/>
      <text:p text:style-name="Standard"><text:span text:style-name="T4">Talvet oon kovat köyhäle perheele, ja het ei koskhaan tienheet jos het saađhaan nokko ruokkaa läpitte talven. Ko perheen ystävä Matti muistelee meren pelloista, herättää se Heikissä unelman – hän halluu Ruijhaan. Nälkä, puutet ja seikkailunhalu tekkee sen ette Heikki päättää lähteet pohjaisheen käsin. </text:span></text:p>
      <text:p text:style-name="P4"/>
      <text:p text:style-name="Standard"><text:span text:style-name="T4">Litteratuurissa matkat meinathaan usseesti persoonaalista kehitystä; tämä koskee kans Heikkii. Äkisti hän saapi enämen eđesvastausta ko oli tahtonu, ja se vaattii ette hän tekke raavhaan ihmisen ratkaisuita. Matka pohjaisheen käsin oon jännittäävämpi ko minkä hän aluksi oli kuvitellu – ihmiset ja luonto olthiin sekä ystävälliset ja vaaraliset.</text:span></text:p>
      <text:p text:style-name="P4"/>
      <text:p text:style-name="Standard"><text:span text:style-name="T4">Kristiansenin kieli oon leikkivää ja monenlaista, ja siinä oon noppeeta, lokaalii sanakieltä. Persooniitten äänet oon saanheet pohjaisnorjalaisen dialektin. Se saattaa olla vähän outtoo ko oikkeestansa het puhuthaan suomee, mutta piian sillä laila haluthaan nostaat esile ette het oon syrjäseuđulta pois. Sentrumin ja periferiin ero tullee selkkeesti esile nuoren Heikin ekstaasissa ko hän viepi tervatynnyriitä Oulhuun. Hän ei aavista mikä häntä sielä ođottaa. </text:span></text:p>
      <text:p text:style-name="P4"/>
      <text:p text:style-name="Standard"><text:span text:style-name="T4">Niin ko monissa muissaki Kristiansenin kirjoissa, oon yksinäisyys, kaippuu ja identiteetti tämänki romaanin sentraalit teemat. Romaani saattaa olla interesantti ja hauska kirja sekä nuoremppii ja vanhemppii raavhaita varten.</text:span></text:p>
      <text:p text:style-name="P4"/>
      <text:p text:style-name="Standard"><text:span text:style-name="T4">Kirjan oon antanu ulos Grøndahl &amp; Søn forlag vuona 1978.</text:span></text:p>
      <text:p text:style-name="P4"/>
      <text:p text:style-name="P4"/>
      <text:p text:style-name="Standard"><text:span text:style-name="T6">Kirjailiijan ympäri</text:span></text:p>
      <text:p text:style-name="Standard"><text:span text:style-name="T4">Idar Kristiansen (1932-1985) kasus Honningsvågissa Finmarkussa ja Kaivuonossa Tromssassa. Hänen ensimäinen kirja oli poeemikirja </text:span><text:span text:style-name="T5">Sanger fra en tundra</text:span><text:span text:style-name="T4"> vuona 1957, ja vuona 1961 annethiin ulos uuđen poeemikirjan </text:span><text:span text:style-name="T5">Alt du trodde glemt</text:span><text:span text:style-name="T4">. Vuona 1970 tuli </text:span><text:span text:style-name="T5">Korstog mot Kautokeino</text:span><text:span text:style-name="T4">, jossa muistelhaan Kautokeinon kapinan ympäri 1850-luvula. Tämä konflikti tullee esile kans romaaniraiđon ensimäisessä osassa </text:span><text:span text:style-name="T5">Kornet og fiskene.</text:span><text:span text:style-name="T4"> </text:span></text:p>
      <text:p text:style-name="P4"/>
      <text:p text:style-name="Standard"><text:span text:style-name="T5">Svanevinger i nord </text:span><text:span text:style-name="T4">vuođelta 1978. Tämä oon ensimäinen romaani tetralogiissa jossa muistelhaan suomalaisesta Heikistä joka matkustaa Pohjais-Norjhaan. Kirjan toisessa osassa, </text:span><text:span text:style-name="T5">Den salte åkeren</text:span><text:span text:style-name="T4">, oon pääpersoona Heikki tullu Vesisaarheen missä hän tienaa rahhaa kalanpyyttääjännä. Kolmanessa osassa, </text:span><text:span text:style-name="T5">Stiene fører til havet</text:span><text:span text:style-name="T4"> (1980), oon Heikki ollu takaisin Suomessa usseeman vuođen aijan ennen ko hän taas lähtee pohjaisheen. </text:span><text:span text:style-name="T5">Guds nåde nordpå</text:span><text:span text:style-name="T4"> (1981) oon romaaniraiđon viimi kirja. Vuona 1982 tuli poeemi- ja novellikokhoonpano </text:span><text:span text:style-name="T5">Brenninger forut</text:span><text:span text:style-name="T4">, ja vuosi sen jälkhiin rikosromaani </text:span><text:span text:style-name="T5">Regnskap i rødt</text:span><text:span text:style-name="T4">.</text:span><text:span text:style-name="T5"> </text:span><text:span text:style-name="T4">Romaanin </text:span><text:span text:style-name="T5">Nådekvalpenes dal </text:span><text:span text:style-name="T4">annethiin ulos posthumt vuona 1985.</text:span></text:p>
      <text:p text:style-name="P4"/>
      <text:p text:style-name="Standard"><text:soft-page-break/><text:span text:style-name="T4">Idar Kristiansen sai Aschehougsin litteratuuripalkinon ja hänen nomineerathiin Nordisk Råds litteraturpris -palkinon yhtheyđessä sen jälkhiin ko hän oli antanu ulos kolmanen osan kirjaraiđossa </text:span><text:span text:style-name="T5">Kornet og fiskene</text:span><text:span text:style-name="T4">.</text:span></text:p>
      <text:p text:style-name="P4"/>
      <text:p text:style-name="Standard"><text:span text:style-name="T4">Lasse Glomm oon tehny Filmin </text:span><text:span text:style-name="T5">Havlandet</text:span><text:span text:style-name="T4"> (1985), ja sen perustanna oon kirjaraiđon </text:span><text:span text:style-name="T5">Kornet og fiskene</text:span><text:span text:style-name="T4"> kaksi ensimäistä ossaa.</text:span></text:p>
      <text:p text:style-name="P4"/>
      <text:p text:style-name="P11"/>
      <text:p text:style-name="Standard"><text:span text:style-name="T10">Svanevinger i nord</text:span></text:p>
      <text:p text:style-name="Standard"/>
      <text:p text:style-name="Standard">Dette er første bok i Idar Kristiansens tetralogi <text:span text:style-name="T18">Kornet og fiskene</text:span>. Boken handler om unggutten Heikki som vokser opp i fattige kår i Finland på 1850-tallet. Heikki ivrer etter å bli voksen og ta på seg arbeidsoppgavene til foreldrene. Allerede i begynnelsen av tenårene får han bli med faren Taavi for å brenne tjære i milen og frakte tjæretønner til Oulu på elva. Det tunge arbeidet holder også unna den påtrengende seksualiteten og de vanskelige følelsene for Marja. </text:p>
      <text:p text:style-name="Standard"/>
      <text:p text:style-name="Standard">Vintrene er harde for den fattige familien, og de vet aldri om de kommer til å ha nok mat vinteren gjennom. Når familievennen Matti forteller om havets åker i Ruija vekkes en drøm i Heikki – han vil til Ruija. Sult, nød og eventyrlyst gjør at Heikki etter hvert bestemmer seg for å dra nordover.</text:p>
      <text:p text:style-name="Standard"/>
      <text:p text:style-name="Standard">I litteraturen er reiser ofte sammenfallende med personlig utvikling; det er også tilfellet for Heikki. Han får plutselig mer ansvar enn han ba om, og det krever at han tar voksne avgjørelser. Reisen nordover blir og mer spennende enn han i utgangspunktet hadde sett for seg – både mennesker og natur viser seg vennlige og farlige. </text:p>
      <text:p text:style-name="Standard"/>
      <text:p text:style-name="Standard">Kristiansens språkføring er leken og variert, ispedd kvikke, lokale ordspråk. Personenes stemmer har fått nordnorsk dialekt. Det kan virke pussig, siden de egentlig snakker finsk, men det er vel ment å vise at de kommer fra distriktet. Avstanden mellom sentrum og periferi kommer også tydelig frem gjennom unge Heikkis ekstase i det de reiser mot Oulu med tjæretønnene. Han aner ikke hva han kan forvente.</text:p>
      <text:p text:style-name="Standard"/>
      <text:p text:style-name="Standard">I denne romanen som i så mange av Kristiansens andre utgivelser, er ensomhet, lengsel og identitet sentrale tema. Romanen kan være interessant og underholdende lesning for både yngre og eldre voksne.</text:p>
      <text:p text:style-name="Standard"/>
      <text:p text:style-name="Standard">Utgitt av Grøndahl &amp; Søn forlag, 1978.</text:p>
      <text:p text:style-name="Standard"/>
      <text:p text:style-name="Standard"/>
      <text:p text:style-name="Standard"><text:span text:style-name="T14">Om forfatteren</text:span></text:p>
      <text:p text:style-name="Standard"><text:soft-page-break/>Idar Kristiansen (1932-1985) vokste opp i Honningsvåg i Finnmark og Kåfjord i Troms.<text:span text:style-name="T26"> </text:span></text:p>
      <text:p text:style-name="Standard">Han debuterte som lyriker med <text:span text:style-name="T18">Sanger fra en tundra</text:span> i 1957, og i 1961 ble en ny diktsamling gitt ut, <text:span text:style-name="T18">Alt du trodde glemt</text:span>. I 1970 kom <text:span text:style-name="T18">Korstog mot Kautokeino</text:span>, om Kautokeino-opprøret på 1850-tallet. Denne konflikten trekkes også frem i første bind av romanserien <text:span text:style-name="T18">Kornet og fiskene. </text:span></text:p>
      <text:p text:style-name="P20"/>
      <text:p text:style-name="Standard"><text:span text:style-name="T18">Svanevinger i nord </text:span>fra 1978. Dette er første roman i tetralogien om Heikki fra Finland som reiser til Nord-Norge. I neste bind i serien, <text:span text:style-name="T18">Den salte åkeren, </text:span>er hovedpersonen Heikki kommet til Vadsø, der han tjener penger som fisker. I tredje bind, <text:span text:style-name="T18">Stiene fører til havet</text:span> (1980), har Heikki vært tilbake i Finland i flere år, før han igjen begir seg nordover. <text:span text:style-name="T18">Guds nåde nordpå</text:span> (1981) avslutter romanserien. I 1982 kom dikt- og novellesamlingen <text:span text:style-name="T18">Brenninger forut</text:span>, og året etter krimromanen <text:span text:style-name="T18">Regnskap i rødt</text:span>.<text:span text:style-name="T18"> </text:span>Romanen <text:span text:style-name="T18">Nådekvalpenes dal </text:span>ble utgitt posthumt i 1985.</text:p>
      <text:p text:style-name="Standard"/>
      <text:p text:style-name="Standard">Idar Kristiansen fikk Aschehougs litteraturpris og ble nominert til Nordisk Råds litteraturpris etter å ha utgitt tredje bind i serien <text:span text:style-name="T18">Kornet og fiskene</text:span>.</text:p>
      <text:p text:style-name="Standard"/>
      <text:p text:style-name="Standard">Filmen <text:span text:style-name="T18">Havlandet</text:span> (1985) regissert av Lasse Glomm er basert på de to første bindene av <text:span text:style-name="T18">Kornet og fiskene</text:span>. </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OpenSans" svg:font-family="OpenSans" style:font-family-generic="system" style:font-pitch="variable"/>
    <style:font-face style:name="OpenSans-Italic" svg:font-family="OpenSans-Ital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false" style:font-name-asian="Times New Roman1" style:font-size-asian="10pt" style:language-asian="nb" style:country-asian="NO"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1pt" fo:language="nb" fo:country="NO" style:letter-kerning="false" style:font-name-asian="Times New Roman1" style:font-size-asian="10pt" style:language-asian="nb" style:country-asian="NO" style:font-name-complex="Times New Roman1" style:font-size-complex="10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2pt" style:font-size-asian="12pt" style:font-size-complex="12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font-size-complex="10pt" style:font-weight-complex="bold"/>
    </style:style>
    <style:style style:name="Revision" style:family="paragraph" style:default-outline-level="">
      <style:paragraph-properties fo:margin-top="0cm" fo:margin-bottom="0cm" loext:contextual-spacing="false"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size-complex="11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9pt" style:font-size-asian="9pt" style:font-size-complex="9pt"/>
    </style:style>
    <style:style style:name="Merknadstekst_20_Tegn" style:display-name="Merknadstekst Tegn" style:family="text" style:parent-style-name="Default_20_Paragraph_20_Font">
      <style:text-properties style:font-name="Calibri" fo:font-family="Calibri" style:font-family-generic="roman" style:font-pitch="variable" fo:font-size="12pt" style:font-name-asian="Calibri1" style:font-family-asian="Calibri" style:font-family-generic-asian="system" style:font-pitch-asian="variable" style:font-size-asian="12pt" style:language-asian="en" style:country-asian="US" style:font-size-complex="12pt"/>
    </style:style>
    <style:style style:name="Kommentaremne_20_Tegn" style:display-name="Kommentaremne Tegn" style:family="text" style:parent-style-name="Merknadstekst_20_Tegn">
      <style:text-properties style:font-name="Calibri" fo:font-family="Calibri" style:font-family-generic="roman" style:font-pitch="variable" fo:font-size="12pt" fo:font-weight="bold" style:font-name-asian="Calibri1" style:font-family-asian="Calibri" style:font-family-generic-asian="system" style:font-pitch-asian="variable" style:font-size-asian="12pt" style:language-asian="en" style:country-asian="US" style:font-weight-asian="bold" style:font-size-complex="12pt"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Footer"><draw:frame draw:style-name="Mfr1" draw:name="Bilde 1" text:anchor-type="as-char" svg:width="15.24cm" svg:height="1.141cm" draw:z-index="18"><draw:image xlink:href="Pictures/10000201000008DE000000AAE1484D2DBDF03D25.png" xlink:type="simple" xlink:show="embed" xlink:actuate="onLoad" loext:mime-type="image/png"/><svg:desc>bred_osoite1_vari</svg:desc></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irjo Paavalniemi</meta:initial-creator>
    <dc:creator>Pirjo Paavalniemi</dc:creator>
    <meta:editing-cycles>11</meta:editing-cycles>
    <meta:print-date>2007-06-07T11:27:00</meta:print-date>
    <meta:creation-date>2017-08-29T07:47:00</meta:creation-date>
    <dc:date>2019-03-04T09:52:00</dc:date>
    <meta:editing-duration>PT32M</meta:editing-duration>
    <meta:generator>LibreOffice/6.4.6.2$Linux_X86_64 LibreOffice_project/40$Build-2</meta:generator>
    <meta:document-statistic meta:table-count="0" meta:image-count="1" meta:object-count="0" meta:page-count="19" meta:paragraph-count="188" meta:word-count="6904" meta:character-count="51824" meta:non-whitespace-character-count="45002"/>
    <meta:user-defined meta:name="AppVersion">16.0000</meta:user-defined>
    <meta:user-defined meta:name="Company">Kvensk Institutt</meta:user-defined>
    <meta:user-defined meta:name="ContentTypeId">0x0101002F0F72F23DC7DC448F06EE35058A96C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mal.dotx" xlink:href=""/>
  </office:meta>
</office:document-meta>
</file>